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22958f" style:font-size-asian="11pt" style:font-size-complex="11pt"/>
    </style:style>
    <style:style style:name="P7" style:family="paragraph" style:parent-style-name="Standard">
      <style:text-properties style:font-name="Calibri1" fo:font-size="11pt" officeooo:paragraph-rsid="01243dbe" style:font-size-asian="11pt" style:font-size-complex="11pt"/>
    </style:style>
    <style:style style:name="P8" style:family="paragraph" style:parent-style-name="Standard">
      <style:text-properties style:font-name="Calibri1" fo:font-size="11pt" style:font-size-asian="11pt" style:font-name-complex="Calibri2" style:font-size-complex="11pt"/>
    </style:style>
    <style:style style:name="P9" style:family="paragraph" style:parent-style-name="Standard">
      <style:text-properties style:font-name="Calibri1" fo:font-size="11pt" fo:font-weight="bold" officeooo:rsid="00856773" officeooo:paragraph-rsid="008acf42" style:font-size-asian="9.60000038146973pt" style:font-weight-asian="bold" style:font-size-complex="11pt" style:font-weight-complex="bold"/>
    </style:style>
    <style:style style:name="P10" style:family="paragraph" style:parent-style-name="Standard">
      <style:text-properties style:font-name="Calibri1" fo:font-size="13pt" fo:font-weight="bold" style:font-size-asian="13pt" style:font-weight-asian="bold" style:font-size-complex="13pt" style:font-weight-complex="bold"/>
    </style:style>
    <style:style style:name="P11" style:family="paragraph" style:parent-style-name="Standard">
      <style:text-properties style:font-name="Calibri1" fo:font-size="13pt" fo:font-weight="bold" officeooo:rsid="00be8b1d" officeooo:paragraph-rsid="00ecc7fc" style:font-size-asian="13pt" style:font-weight-asian="bold" style:font-size-complex="13pt" style:font-weight-complex="bold"/>
    </style:style>
    <style:style style:name="P12" style:family="paragraph" style:parent-style-name="Standard">
      <style:text-properties style:font-name="Calibri1" fo:font-size="13pt" style:font-size-asian="13pt" style:font-size-complex="13pt"/>
    </style:style>
    <style:style style:name="P13" style:family="paragraph" style:parent-style-name="Standard">
      <style:text-properties style:font-name="Calibri1" officeooo:rsid="008a5d43" officeooo:paragraph-rsid="00b03678"/>
    </style:style>
    <style:style style:name="P14" style:family="paragraph" style:parent-style-name="Standard">
      <style:text-properties officeooo:paragraph-rsid="001f42c3"/>
    </style:style>
    <style:style style:name="P15"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6"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7"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61511b" style:font-size-asian="11pt" style:font-size-complex="11pt"/>
    </style:style>
    <style:style style:name="P18"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9"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20" style:family="paragraph" style:parent-style-name="Standard" style:master-page-name="">
      <loext:graphic-properties draw:fill="none"/>
      <style:paragraph-properties fo:margin-left="0cm" fo:margin-right="-0.6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74f7ab" style:font-size-asian="11pt" style:font-size-complex="11pt"/>
    </style:style>
    <style:style style:name="P21" style:family="paragraph" style:parent-style-name="Standard">
      <style:paragraph-properties fo:margin-top="0.101cm" fo:margin-bottom="0.101cm" style:contextual-spacing="false"/>
      <style:text-properties officeooo:paragraph-rsid="010cf055"/>
    </style:style>
    <style:style style:name="P22"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3" style:family="paragraph" style:parent-style-name="List_20_Paragraph" style:list-style-name="WWNum1">
      <style:text-properties style:font-name="Calibri1" fo:font-size="11pt" style:font-size-asian="11pt" style:font-size-complex="11pt"/>
    </style:style>
    <style:style style:name="P24" style:family="paragraph" style:parent-style-name="List_20_Paragraph" style:list-style-name="WWNum1">
      <style:text-properties style:font-name="Calibri1" fo:font-size="11pt" officeooo:paragraph-rsid="00fb719e" style:font-size-asian="11pt" style:font-size-complex="11pt"/>
    </style:style>
    <style:style style:name="P25" style:family="paragraph" style:parent-style-name="Standard">
      <style:text-properties officeooo:paragraph-rsid="012cf488"/>
    </style:style>
    <style:style style:name="P26" style:family="paragraph" style:parent-style-name="Standard">
      <style:text-properties officeooo:paragraph-rsid="012d5ed5"/>
    </style:style>
    <style:style style:name="P27" style:family="paragraph" style:parent-style-name="Standard" style:list-style-name="L1">
      <style:paragraph-properties fo:margin-top="0.101cm" fo:margin-bottom="0.182cm" style:contextual-spacing="false"/>
      <style:text-properties officeooo:paragraph-rsid="010cf055"/>
    </style:style>
    <style:style style:name="P28" style:family="paragraph" style:parent-style-name="Standard" style:list-style-name="L1">
      <style:paragraph-properties fo:margin-top="0.201cm" fo:margin-bottom="0.282cm" style:contextual-spacing="false"/>
      <style:text-properties officeooo:paragraph-rsid="010cf055"/>
    </style:style>
    <style:style style:name="P29" style:family="paragraph" style:parent-style-name="Standard" style:list-style-name="L1">
      <style:paragraph-properties fo:margin-top="0.101cm" fo:margin-bottom="0.282cm" style:contextual-spacing="false"/>
      <style:text-properties officeooo:paragraph-rsid="010cf055"/>
    </style:style>
    <style:style style:name="T1" style:family="text">
      <style:text-properties fo:font-size="10pt" style:font-size-asian="10pt" style:font-size-complex="10pt"/>
    </style:style>
    <style:style style:name="T2" style:family="text">
      <style:text-properties style:font-name-complex="Calibri2"/>
    </style:style>
    <style:style style:name="T3" style:family="text">
      <style:text-properties officeooo:rsid="0006ff95" style:font-name-complex="Calibri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2"/>
    </style:style>
    <style:style style:name="T6" style:family="text">
      <style:text-properties style:text-underline-style="solid" style:text-underline-width="auto" style:text-underline-color="font-color" officeooo:rsid="00ae9fb7"/>
    </style:style>
    <style:style style:name="T7" style:family="text">
      <style:text-properties style:text-underline-style="solid" style:text-underline-width="auto" style:text-underline-color="font-color" officeooo:rsid="00b03678"/>
    </style:style>
    <style:style style:name="T8" style:family="text">
      <style:text-properties style:text-underline-style="solid" style:text-underline-width="auto" style:text-underline-color="font-color" fo:background-color="transparent" loext:char-shading-value="0"/>
    </style:style>
    <style:style style:name="T9" style:family="text">
      <style:text-properties fo:font-size="11pt" style:font-size-asian="11pt" style:font-name-complex="Calibri2" style:font-size-complex="11pt"/>
    </style:style>
    <style:style style:name="T10" style:family="text">
      <style:text-properties fo:font-size="11pt" officeooo:rsid="00059eb2" style:font-size-asian="11pt" style:font-name-complex="Calibri2" style:font-size-complex="11pt"/>
    </style:style>
    <style:style style:name="T11" style:family="text">
      <style:text-properties fo:font-size="11pt" style:font-size-asian="11pt" style:font-size-complex="11pt"/>
    </style:style>
    <style:style style:name="T12" style:family="text">
      <style:text-properties fo:font-size="11pt" officeooo:rsid="0094b6ab" style:font-size-asian="11pt" style:font-size-complex="11pt"/>
    </style:style>
    <style:style style:name="T13" style:family="text">
      <style:text-properties fo:font-size="11pt" officeooo:rsid="009689d1" style:font-size-asian="11pt" style:font-size-complex="11pt"/>
    </style:style>
    <style:style style:name="T14" style:family="text">
      <style:text-properties fo:font-size="11pt" officeooo:rsid="009fd348" style:font-size-asian="11pt" style:font-size-complex="11pt"/>
    </style:style>
    <style:style style:name="T15" style:family="text">
      <style:text-properties fo:font-size="11pt" officeooo:rsid="009835fd" style:font-size-asian="11pt" style:font-size-complex="11pt"/>
    </style:style>
    <style:style style:name="T16" style:family="text">
      <style:text-properties fo:font-size="11pt" officeooo:rsid="0098a2d8" style:font-size-asian="11pt" style:font-size-complex="11pt"/>
    </style:style>
    <style:style style:name="T17" style:family="text">
      <style:text-properties fo:font-size="11pt" officeooo:rsid="00994063" style:font-size-asian="11pt" style:font-size-complex="11pt"/>
    </style:style>
    <style:style style:name="T18" style:family="text">
      <style:text-properties fo:font-size="11pt" officeooo:rsid="009c014b" style:font-size-asian="11pt" style:font-size-complex="11pt"/>
    </style:style>
    <style:style style:name="T19" style:family="text">
      <style:text-properties fo:font-size="11pt" officeooo:rsid="009b338a" style:font-size-asian="11pt" style:font-size-complex="11pt"/>
    </style:style>
    <style:style style:name="T20" style:family="text">
      <style:text-properties fo:font-size="11pt" officeooo:rsid="009c6f78" style:font-size-asian="11pt" style:font-size-complex="11pt"/>
    </style:style>
    <style:style style:name="T21" style:family="text">
      <style:text-properties fo:font-size="11pt" officeooo:rsid="00a11fb8" style:font-size-asian="11pt" style:font-size-complex="11pt"/>
    </style:style>
    <style:style style:name="T22" style:family="text">
      <style:text-properties fo:font-size="11pt" officeooo:rsid="009cf5a4" style:font-size-asian="11pt" style:font-size-complex="11pt"/>
    </style:style>
    <style:style style:name="T23" style:family="text">
      <style:text-properties fo:font-size="11pt" officeooo:rsid="009d2946" style:font-size-asian="11pt" style:font-size-complex="11pt"/>
    </style:style>
    <style:style style:name="T24" style:family="text">
      <style:text-properties fo:font-size="11pt" officeooo:rsid="009ec5cc" style:font-size-asian="11pt" style:font-size-complex="11pt"/>
    </style:style>
    <style:style style:name="T25" style:family="text">
      <style:text-properties fo:font-size="11pt" officeooo:rsid="00a2c9e9" style:font-size-asian="11pt" style:font-size-complex="11pt"/>
    </style:style>
    <style:style style:name="T26" style:family="text">
      <style:text-properties fo:font-size="11pt" officeooo:rsid="00c47aa3" style:font-size-asian="9.60000038146973pt" style:font-size-complex="11pt"/>
    </style:style>
    <style:style style:name="T27" style:family="text">
      <style:text-properties fo:font-size="11pt" officeooo:rsid="00ca37a7" style:font-size-asian="9.60000038146973pt" style:font-size-complex="11pt"/>
    </style:style>
    <style:style style:name="T28" style:family="text">
      <style:text-properties fo:font-size="11pt" fo:font-weight="normal" style:font-size-asian="9.60000038146973pt" style:font-weight-asian="normal" style:font-size-complex="11pt" style:font-weight-complex="normal"/>
    </style:style>
    <style:style style:name="T29" style:family="text">
      <style:text-properties fo:font-size="11pt" fo:font-weight="normal" officeooo:rsid="00bed494" style:font-size-asian="9.60000038146973pt" style:font-weight-asian="normal" style:font-size-complex="11pt" style:font-weight-complex="normal"/>
    </style:style>
    <style:style style:name="T30" style:family="text">
      <style:text-properties fo:font-size="11pt" fo:font-weight="normal" officeooo:rsid="00bedc00" style:font-size-asian="9.60000038146973pt" style:font-weight-asian="normal" style:font-size-complex="11pt" style:font-weight-complex="normal"/>
    </style:style>
    <style:style style:name="T31" style:family="text">
      <style:text-properties fo:font-size="11pt" fo:font-weight="normal" officeooo:rsid="00c0ba8f" style:font-size-asian="9.60000038146973pt" style:font-weight-asian="normal" style:font-size-complex="11pt" style:font-weight-complex="normal"/>
    </style:style>
    <style:style style:name="T32" style:family="text">
      <style:text-properties fo:font-size="11pt" fo:font-weight="normal" officeooo:rsid="00c1510c" style:font-size-asian="9.60000038146973pt" style:font-weight-asian="normal" style:font-size-complex="11pt" style:font-weight-complex="normal"/>
    </style:style>
    <style:style style:name="T33" style:family="text">
      <style:text-properties fo:font-size="11pt" fo:font-weight="normal" officeooo:rsid="00c1bb52" style:font-size-asian="9.60000038146973pt" style:font-weight-asian="normal" style:font-size-complex="11pt" style:font-weight-complex="normal"/>
    </style:style>
    <style:style style:name="T34" style:family="text">
      <style:text-properties fo:font-size="11pt" fo:font-weight="normal" officeooo:rsid="00c1f174" style:font-size-asian="9.60000038146973pt" style:font-weight-asian="normal" style:font-size-complex="11pt" style:font-weight-complex="normal"/>
    </style:style>
    <style:style style:name="T35" style:family="text">
      <style:text-properties fo:font-size="11pt" fo:font-weight="normal" officeooo:rsid="00c324ba" style:font-size-asian="9.60000038146973pt" style:font-weight-asian="normal" style:font-size-complex="11pt" style:font-weight-complex="normal"/>
    </style:style>
    <style:style style:name="T36" style:family="text">
      <style:text-properties fo:font-size="11pt" fo:font-weight="normal" officeooo:rsid="00c327cb" style:font-size-asian="9.60000038146973pt" style:font-weight-asian="normal" style:font-size-complex="11pt" style:font-weight-complex="normal"/>
    </style:style>
    <style:style style:name="T37" style:family="text">
      <style:text-properties fo:font-size="11pt" fo:font-weight="normal" officeooo:rsid="00c41f3f" style:font-size-asian="9.60000038146973pt" style:font-weight-asian="normal" style:font-size-complex="11pt" style:font-weight-complex="normal"/>
    </style:style>
    <style:style style:name="T38" style:family="text">
      <style:text-properties fo:font-size="11pt" fo:font-weight="normal" officeooo:rsid="00c47aa3" style:font-size-asian="9.60000038146973pt" style:font-weight-asian="normal" style:font-size-complex="11pt" style:font-weight-complex="normal"/>
    </style:style>
    <style:style style:name="T39" style:family="text">
      <style:text-properties fo:font-size="11pt" fo:font-weight="normal" officeooo:rsid="00c5e8bf" style:font-size-asian="9.60000038146973pt" style:font-weight-asian="normal" style:font-size-complex="11pt" style:font-weight-complex="normal"/>
    </style:style>
    <style:style style:name="T40" style:family="text">
      <style:text-properties fo:font-size="11pt" fo:font-weight="normal" officeooo:rsid="00c74422" style:font-size-asian="9.60000038146973pt" style:font-weight-asian="normal" style:font-size-complex="11pt" style:font-weight-complex="normal"/>
    </style:style>
    <style:style style:name="T41" style:family="text">
      <style:text-properties fo:font-size="11pt" fo:font-weight="normal" officeooo:rsid="00c84cf4" style:font-size-asian="9.60000038146973pt" style:font-weight-asian="normal" style:font-size-complex="11pt" style:font-weight-complex="normal"/>
    </style:style>
    <style:style style:name="T42" style:family="text">
      <style:text-properties fo:font-size="11pt" fo:font-weight="normal" officeooo:rsid="00c886ca" style:font-size-asian="9.60000038146973pt" style:font-weight-asian="normal" style:font-size-complex="11pt" style:font-weight-complex="normal"/>
    </style:style>
    <style:style style:name="T43" style:family="text">
      <style:text-properties fo:font-size="11pt" fo:font-weight="normal" officeooo:rsid="00ca37a7" style:font-size-asian="9.60000038146973pt" style:font-weight-asian="normal" style:font-size-complex="11pt" style:font-weight-complex="normal"/>
    </style:style>
    <style:style style:name="T44" style:family="text">
      <style:text-properties fo:font-size="11pt" fo:font-weight="normal" officeooo:rsid="00cc20a5" style:font-size-asian="9.60000038146973pt" style:font-weight-asian="normal" style:font-size-complex="11pt" style:font-weight-complex="normal"/>
    </style:style>
    <style:style style:name="T45" style:family="text">
      <style:text-properties fo:font-size="11pt" fo:font-weight="normal" officeooo:rsid="00ce111d" style:font-size-asian="9.60000038146973pt" style:font-weight-asian="normal" style:font-size-complex="11pt" style:font-weight-complex="normal"/>
    </style:style>
    <style:style style:name="T46" style:family="text">
      <style:text-properties fo:font-size="11pt" fo:font-weight="normal" officeooo:rsid="00ce49da" style:font-size-asian="9.60000038146973pt" style:font-weight-asian="normal" style:font-size-complex="11pt" style:font-weight-complex="normal"/>
    </style:style>
    <style:style style:name="T47" style:family="text">
      <style:text-properties fo:font-size="11pt" fo:font-weight="normal" officeooo:rsid="00ce6ba9" style:font-size-asian="9.60000038146973pt" style:font-weight-asian="normal" style:font-size-complex="11pt" style:font-weight-complex="normal"/>
    </style:style>
    <style:style style:name="T48" style:family="text">
      <style:text-properties fo:font-size="11pt" fo:font-weight="normal" officeooo:rsid="00cf7ad7" style:font-size-asian="9.60000038146973pt" style:font-weight-asian="normal" style:font-size-complex="11pt" style:font-weight-complex="normal"/>
    </style:style>
    <style:style style:name="T49" style:family="text">
      <style:text-properties fo:font-size="11pt" fo:font-weight="normal" officeooo:rsid="00d1467c" style:font-size-asian="9.60000038146973pt" style:font-weight-asian="normal" style:font-size-complex="11pt" style:font-weight-complex="normal"/>
    </style:style>
    <style:style style:name="T50" style:family="text">
      <style:text-properties fo:font-size="11pt" fo:font-weight="normal" officeooo:rsid="00d26eda" style:font-size-asian="9.60000038146973pt" style:font-weight-asian="normal" style:font-size-complex="11pt" style:font-weight-complex="normal"/>
    </style:style>
    <style:style style:name="T51" style:family="text">
      <style:text-properties fo:font-size="11pt" fo:font-weight="normal" officeooo:rsid="00d28af5" style:font-size-asian="9.60000038146973pt" style:font-weight-asian="normal" style:font-size-complex="11pt" style:font-weight-complex="normal"/>
    </style:style>
    <style:style style:name="T52" style:family="text">
      <style:text-properties fo:font-size="11pt" fo:font-weight="normal" officeooo:rsid="00d3470c" style:font-size-asian="9.60000038146973pt" style:font-weight-asian="normal" style:font-size-complex="11pt" style:font-weight-complex="normal"/>
    </style:style>
    <style:style style:name="T53" style:family="text">
      <style:text-properties fo:font-size="11pt" fo:font-weight="normal" officeooo:rsid="00d4c25a" style:font-size-asian="9.60000038146973pt" style:font-weight-asian="normal" style:font-size-complex="11pt" style:font-weight-complex="normal"/>
    </style:style>
    <style:style style:name="T54" style:family="text">
      <style:text-properties fo:font-size="11pt" fo:font-weight="normal" officeooo:rsid="00d5b7ab" style:font-size-asian="9.60000038146973pt" style:font-weight-asian="normal" style:font-size-complex="11pt" style:font-weight-complex="normal"/>
    </style:style>
    <style:style style:name="T55" style:family="text">
      <style:text-properties fo:font-size="11pt" fo:font-weight="normal" officeooo:rsid="00d61814" style:font-size-asian="9.60000038146973pt" style:font-weight-asian="normal" style:font-size-complex="11pt" style:font-weight-complex="normal"/>
    </style:style>
    <style:style style:name="T56" style:family="text">
      <style:text-properties fo:font-size="11pt" fo:font-weight="normal" officeooo:rsid="00d8bb3a" style:font-size-asian="9.60000038146973pt" style:font-weight-asian="normal" style:font-size-complex="11pt" style:font-weight-complex="normal"/>
    </style:style>
    <style:style style:name="T57" style:family="text">
      <style:text-properties fo:font-size="11pt" fo:font-weight="normal" officeooo:rsid="00d916b9" style:font-size-asian="9.60000038146973pt" style:font-weight-asian="normal" style:font-size-complex="11pt" style:font-weight-complex="normal"/>
    </style:style>
    <style:style style:name="T58" style:family="text">
      <style:text-properties fo:font-size="11pt" fo:font-weight="normal" officeooo:rsid="00d98f0a" style:font-size-asian="9.60000038146973pt" style:font-weight-asian="normal" style:font-size-complex="11pt" style:font-weight-complex="normal"/>
    </style:style>
    <style:style style:name="T59" style:family="text">
      <style:text-properties fo:font-size="11pt" fo:font-weight="normal" officeooo:rsid="00dadb24" style:font-size-asian="9.60000038146973pt" style:font-weight-asian="normal" style:font-size-complex="11pt" style:font-weight-complex="normal"/>
    </style:style>
    <style:style style:name="T60" style:family="text">
      <style:text-properties fo:font-size="11pt" fo:font-weight="normal" officeooo:rsid="00db723f" style:font-size-asian="9.60000038146973pt" style:font-weight-asian="normal" style:font-size-complex="11pt" style:font-weight-complex="normal"/>
    </style:style>
    <style:style style:name="T61" style:family="text">
      <style:text-properties fo:font-size="11pt" fo:font-weight="normal" officeooo:rsid="00dc6ab0" style:font-size-asian="9.60000038146973pt" style:font-weight-asian="normal" style:font-size-complex="11pt" style:font-weight-complex="normal"/>
    </style:style>
    <style:style style:name="T62" style:family="text">
      <style:text-properties fo:font-size="11pt" fo:font-weight="normal" officeooo:rsid="00dd4532" style:font-size-asian="9.60000038146973pt" style:font-weight-asian="normal" style:font-size-complex="11pt" style:font-weight-complex="normal"/>
    </style:style>
    <style:style style:name="T63" style:family="text">
      <style:text-properties fo:font-size="11pt" fo:font-weight="normal" officeooo:rsid="00df322d" style:font-size-asian="9.60000038146973pt" style:font-weight-asian="normal" style:font-size-complex="11pt" style:font-weight-complex="normal"/>
    </style:style>
    <style:style style:name="T64" style:family="text">
      <style:text-properties fo:font-size="11pt" fo:font-weight="normal" officeooo:rsid="00e01ba3" style:font-size-asian="9.60000038146973pt" style:font-weight-asian="normal" style:font-size-complex="11pt" style:font-weight-complex="normal"/>
    </style:style>
    <style:style style:name="T65" style:family="text">
      <style:text-properties fo:font-size="11pt" fo:font-weight="normal" officeooo:rsid="00e1ce74" style:font-size-asian="9.60000038146973pt" style:font-weight-asian="normal" style:font-size-complex="11pt" style:font-weight-complex="normal"/>
    </style:style>
    <style:style style:name="T66" style:family="text">
      <style:text-properties fo:font-size="11pt" fo:font-weight="normal" officeooo:rsid="00e3a5b2" style:font-size-asian="9.60000038146973pt" style:font-weight-asian="normal" style:font-size-complex="11pt" style:font-weight-complex="normal"/>
    </style:style>
    <style:style style:name="T67" style:family="text">
      <style:text-properties fo:font-size="11pt" fo:font-weight="normal" officeooo:rsid="00e3c1da" style:font-size-asian="9.60000038146973pt" style:font-weight-asian="normal" style:font-size-complex="11pt" style:font-weight-complex="normal"/>
    </style:style>
    <style:style style:name="T68" style:family="text">
      <style:text-properties fo:font-size="11pt" fo:font-weight="normal" officeooo:rsid="00e494b0" style:font-size-asian="9.60000038146973pt" style:font-weight-asian="normal" style:font-size-complex="11pt" style:font-weight-complex="normal"/>
    </style:style>
    <style:style style:name="T69" style:family="text">
      <style:text-properties fo:font-size="11pt" fo:font-weight="normal" officeooo:rsid="00e4d35d" style:font-size-asian="9.60000038146973pt" style:font-weight-asian="normal" style:font-size-complex="11pt" style:font-weight-complex="normal"/>
    </style:style>
    <style:style style:name="T70" style:family="text">
      <style:text-properties fo:font-size="11pt" fo:font-weight="normal" officeooo:rsid="00e68d52" style:font-size-asian="9.60000038146973pt" style:font-weight-asian="normal" style:font-size-complex="11pt" style:font-weight-complex="normal"/>
    </style:style>
    <style:style style:name="T71" style:family="text">
      <style:text-properties fo:font-size="11pt" fo:font-weight="normal" officeooo:rsid="00e7c3ad" style:font-size-asian="9.60000038146973pt" style:font-weight-asian="normal" style:font-size-complex="11pt" style:font-weight-complex="normal"/>
    </style:style>
    <style:style style:name="T72" style:family="text">
      <style:text-properties fo:font-size="11pt" fo:font-weight="normal" officeooo:rsid="00e7dbb0" style:font-size-asian="9.60000038146973pt" style:font-weight-asian="normal" style:font-size-complex="11pt" style:font-weight-complex="normal"/>
    </style:style>
    <style:style style:name="T73" style:family="text">
      <style:text-properties fo:font-size="11pt" fo:font-weight="normal" officeooo:rsid="00e7ddb5" style:font-size-asian="9.60000038146973pt" style:font-weight-asian="normal" style:font-size-complex="11pt" style:font-weight-complex="normal"/>
    </style:style>
    <style:style style:name="T74" style:family="text">
      <style:text-properties fo:font-size="11pt" fo:font-style="italic" fo:font-weight="normal" officeooo:rsid="00bed494" style:font-size-asian="9.60000038146973pt" style:font-style-asian="italic" style:font-weight-asian="normal" style:font-size-complex="11pt" style:font-style-complex="italic" style:font-weight-complex="normal"/>
    </style:style>
    <style:style style:name="T75" style:family="text">
      <style:text-properties fo:font-size="11pt" fo:font-style="italic" fo:font-weight="normal" officeooo:rsid="00c1bb52" style:font-size-asian="9.60000038146973pt" style:font-style-asian="italic" style:font-weight-asian="normal" style:font-size-complex="11pt" style:font-style-complex="italic" style:font-weight-complex="normal"/>
    </style:style>
    <style:style style:name="T76" style:family="text">
      <style:text-properties fo:font-size="11pt" fo:font-style="italic" fo:font-weight="normal" officeooo:rsid="00bedc00" style:font-size-asian="9.60000038146973pt" style:font-style-asian="italic" style:font-weight-asian="normal" style:font-size-complex="11pt" style:font-style-complex="italic" style:font-weight-complex="normal"/>
    </style:style>
    <style:style style:name="T77" style:family="text">
      <style:text-properties fo:font-size="11pt" fo:font-style="italic" fo:font-weight="normal" officeooo:rsid="00c1510c" style:font-size-asian="9.60000038146973pt" style:font-style-asian="italic" style:font-weight-asian="normal" style:font-size-complex="11pt" style:font-style-complex="italic" style:font-weight-complex="normal"/>
    </style:style>
    <style:style style:name="T78" style:family="text">
      <style:text-properties fo:font-size="11pt" fo:font-style="italic" officeooo:rsid="00c1bb52" style:font-size-asian="9.60000038146973pt" style:font-style-asian="italic" style:font-size-complex="11pt" style:font-style-complex="italic"/>
    </style:style>
    <style:style style:name="T79" style:family="text">
      <style:text-properties fo:font-size="11pt" fo:font-style="normal" fo:font-weight="normal" officeooo:rsid="00bed494" style:font-size-asian="9.60000038146973pt" style:font-style-asian="normal" style:font-weight-asian="normal" style:font-size-complex="11pt" style:font-style-complex="normal" style:font-weight-complex="normal"/>
    </style:style>
    <style:style style:name="T80" style:family="text">
      <style:text-properties fo:font-style="italic" style:font-style-asian="italic" style:font-style-complex="italic"/>
    </style:style>
    <style:style style:name="T81" style:family="text">
      <style:text-properties fo:font-style="italic" officeooo:rsid="001af9dd" style:font-style-asian="italic" style:font-style-complex="italic"/>
    </style:style>
    <style:style style:name="T82" style:family="text">
      <style:text-properties fo:font-style="italic" officeooo:rsid="001b8dd4" style:font-style-asian="italic" style:font-style-complex="italic"/>
    </style:style>
    <style:style style:name="T83" style:family="text">
      <style:text-properties fo:font-style="italic" officeooo:rsid="001e894a"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fo:font-weight="bold" officeooo:rsid="0119a1e1" style:font-style-asian="italic" style:font-weight-asian="bold" style:font-style-complex="italic" style:font-weight-complex="bold"/>
    </style:style>
    <style:style style:name="T86" style:family="text">
      <style:text-properties fo:font-weight="bold" style:font-weight-asian="bold" style:font-weight-complex="bold"/>
    </style:style>
    <style:style style:name="T87" style:family="text">
      <style:text-properties fo:font-weight="bold" officeooo:rsid="0068fc51" style:font-weight-asian="bold" style:font-weight-complex="bold"/>
    </style:style>
    <style:style style:name="T88" style:family="text">
      <style:text-properties fo:font-weight="bold" officeooo:rsid="0077141f" style:font-weight-asian="bold" style:font-weight-complex="bold"/>
    </style:style>
    <style:style style:name="T89" style:family="text">
      <style:text-properties fo:font-weight="bold" officeooo:rsid="00bae80d" style:font-weight-asian="bold" style:font-weight-complex="bold"/>
    </style:style>
    <style:style style:name="T90" style:family="text">
      <style:text-properties fo:font-weight="bold" officeooo:rsid="010207a1" style:font-weight-asian="bold" style:font-weight-complex="bold"/>
    </style:style>
    <style:style style:name="T91" style:family="text">
      <style:text-properties style:font-name-asian="Wingdings" style:font-name-complex="Wingdings"/>
    </style:style>
    <style:style style:name="T92" style:family="text">
      <style:text-properties fo:font-size="13pt" style:font-size-asian="13pt" style:font-size-complex="13pt"/>
    </style:style>
    <style:style style:name="T93" style:family="text">
      <style:text-properties fo:font-size="13pt" fo:font-weight="bold" style:font-size-asian="13pt" style:font-weight-asian="bold" style:font-size-complex="13pt" style:font-weight-complex="bold"/>
    </style:style>
    <style:style style:name="T94" style:family="text">
      <style:text-properties fo:font-size="13pt" fo:font-weight="bold" officeooo:rsid="0044fcac" style:font-size-asian="13pt" style:font-weight-asian="bold" style:font-size-complex="13pt" style:font-weight-complex="bold"/>
    </style:style>
    <style:style style:name="T95" style:family="text">
      <style:text-properties style:text-position="sub 58%"/>
    </style:style>
    <style:style style:name="T96" style:family="text">
      <style:text-properties style:text-position="sub 58%" fo:font-size="11pt" style:font-size-asian="11pt" style:font-name-complex="Calibri2" style:font-size-complex="11pt"/>
    </style:style>
    <style:style style:name="T97" style:family="text">
      <style:text-properties style:text-position="sub 58%" fo:font-size="11pt" style:font-size-asian="11pt" style:font-size-complex="11pt"/>
    </style:style>
    <style:style style:name="T98" style:family="text">
      <style:text-properties style:text-position="sub 58%" fo:font-size="11pt" officeooo:rsid="00994063" style:font-size-asian="11pt" style:font-size-complex="11pt"/>
    </style:style>
    <style:style style:name="T99" style:family="text">
      <style:text-properties style:text-position="sub 58%" fo:font-size="11pt" officeooo:rsid="00a11fb8" style:font-size-asian="11pt" style:font-size-complex="11pt"/>
    </style:style>
    <style:style style:name="T100" style:family="text">
      <style:text-properties style:text-position="sub 58%" officeooo:rsid="00094815"/>
    </style:style>
    <style:style style:name="T101" style:family="text">
      <style:text-properties style:text-position="sub 58%" fo:font-size="13pt"/>
    </style:style>
    <style:style style:name="T102" style:family="text">
      <style:text-properties style:text-position="sub 58%" officeooo:rsid="000e5a85"/>
    </style:style>
    <style:style style:name="T103" style:family="text">
      <style:text-properties style:text-position="sub 58%" fo:font-size="14pt" style:font-size-asian="14pt" style:font-size-complex="14pt"/>
    </style:style>
    <style:style style:name="T104" style:family="text">
      <style:text-properties style:text-position="sub 58%" fo:font-size="14pt" officeooo:rsid="0058370e" style:font-size-asian="14pt" style:font-size-complex="14pt"/>
    </style:style>
    <style:style style:name="T105" style:family="text">
      <style:text-properties style:text-position="sub 58%" officeooo:rsid="00127763"/>
    </style:style>
    <style:style style:name="T106" style:family="text">
      <style:text-properties style:text-position="sub 58%" officeooo:rsid="0014bc29"/>
    </style:style>
    <style:style style:name="T107" style:family="text">
      <style:text-properties style:text-position="sub 58%" officeooo:rsid="0014f97d"/>
    </style:style>
    <style:style style:name="T108" style:family="text">
      <style:text-properties style:text-position="sub 58%" officeooo:rsid="0016e198"/>
    </style:style>
    <style:style style:name="T109" style:family="text">
      <style:text-properties style:text-position="sub 58%" officeooo:rsid="00308705"/>
    </style:style>
    <style:style style:name="T110" style:family="text">
      <style:text-properties style:text-position="sub 58%" officeooo:rsid="00417088"/>
    </style:style>
    <style:style style:name="T111" style:family="text">
      <style:text-properties style:text-position="sub 58%" officeooo:rsid="0042d436"/>
    </style:style>
    <style:style style:name="T112" style:family="text">
      <style:text-properties style:text-position="sub 58%" fo:font-weight="normal" officeooo:rsid="00476a35" style:font-size-asian="9.60000038146973pt" style:font-weight-asian="normal" style:font-weight-complex="normal"/>
    </style:style>
    <style:style style:name="T113" style:family="text">
      <style:text-properties style:text-position="sub 58%" officeooo:rsid="00684a6f"/>
    </style:style>
    <style:style style:name="T114" style:family="text">
      <style:text-properties style:text-position="sub 58%" officeooo:rsid="006ccdac"/>
    </style:style>
    <style:style style:name="T115" style:family="text">
      <style:text-properties style:text-position="sub 58%" officeooo:rsid="00a3d6d2"/>
    </style:style>
    <style:style style:name="T116" style:family="text">
      <style:text-properties style:text-position="sub 58%" officeooo:rsid="00fe83e3"/>
    </style:style>
    <style:style style:name="T117" style:family="text">
      <style:text-properties style:text-position="sub 58%" officeooo:rsid="00a5c418"/>
    </style:style>
    <style:style style:name="T118" style:family="text">
      <style:text-properties style:text-position="sub 58%" style:font-name="Calibri1" fo:font-size="11pt" style:font-size-asian="11pt" style:font-size-complex="11pt"/>
    </style:style>
    <style:style style:name="T119" style:family="text">
      <style:text-properties officeooo:rsid="00077319"/>
    </style:style>
    <style:style style:name="T120" style:family="text">
      <style:text-properties officeooo:rsid="000779fb"/>
    </style:style>
    <style:style style:name="T121" style:family="text">
      <style:text-properties officeooo:rsid="00094815"/>
    </style:style>
    <style:style style:name="T122" style:family="text">
      <style:text-properties style:font-name="Calibri1" fo:font-size="11pt" style:font-size-asian="11pt" style:font-size-complex="11pt"/>
    </style:style>
    <style:style style:name="T123" style:family="text">
      <style:text-properties style:font-name="Calibri1" fo:font-size="11pt" officeooo:rsid="001f42c3" style:font-size-asian="11pt" style:font-size-complex="11pt"/>
    </style:style>
    <style:style style:name="T124" style:family="text">
      <style:text-properties style:font-name="Calibri1" fo:font-size="11pt" officeooo:rsid="001fd123" style:font-size-asian="11pt" style:font-size-complex="11pt"/>
    </style:style>
    <style:style style:name="T125" style:family="text">
      <style:text-properties style:font-name="Calibri1" fo:font-size="11pt" officeooo:rsid="00209c2a" style:font-size-asian="11pt" style:font-size-complex="11pt"/>
    </style:style>
    <style:style style:name="T126" style:family="text">
      <style:text-properties style:font-name="Calibri1" fo:font-size="11pt" officeooo:rsid="00226c5b" style:font-size-asian="11pt" style:font-size-complex="11pt"/>
    </style:style>
    <style:style style:name="T127" style:family="text">
      <style:text-properties style:font-name="Calibri1" fo:font-size="11pt" officeooo:rsid="010bf4a7" style:font-size-asian="11pt" style:font-size-complex="11pt"/>
    </style:style>
    <style:style style:name="T128" style:family="text">
      <style:text-properties style:font-name="Calibri1" fo:font-size="11pt" officeooo:rsid="010cf055" style:font-size-asian="11pt" style:font-size-complex="11pt"/>
    </style:style>
    <style:style style:name="T129" style:family="text">
      <style:text-properties style:font-name="Calibri1" fo:font-size="11pt" officeooo:rsid="010ed5e5" style:font-size-asian="11pt" style:font-size-complex="11pt"/>
    </style:style>
    <style:style style:name="T130" style:family="text">
      <style:text-properties style:font-name="Calibri1" fo:font-size="11pt" officeooo:rsid="010f3ff8" style:font-size-asian="11pt" style:font-size-complex="11pt"/>
    </style:style>
    <style:style style:name="T131" style:family="text">
      <style:text-properties style:font-name="Calibri1" fo:font-size="11pt" officeooo:rsid="010fbf1a" style:font-size-asian="11pt" style:font-size-complex="11pt"/>
    </style:style>
    <style:style style:name="T132" style:family="text">
      <style:text-properties style:font-name="Calibri1" fo:font-size="11pt" officeooo:rsid="011100bc" style:font-size-asian="11pt" style:font-size-complex="11pt"/>
    </style:style>
    <style:style style:name="T133" style:family="text">
      <style:text-properties style:font-name="Calibri1" fo:font-size="11pt" officeooo:rsid="0112bec1" style:font-size-asian="11pt" style:font-size-complex="11pt"/>
    </style:style>
    <style:style style:name="T134" style:family="text">
      <style:text-properties style:font-name="Calibri1" fo:font-size="11pt" officeooo:rsid="01148bdb" style:font-size-asian="11pt" style:font-size-complex="11pt"/>
    </style:style>
    <style:style style:name="T135" style:family="text">
      <style:text-properties style:font-name="Calibri1" fo:font-size="11pt" officeooo:rsid="0115660c" style:font-size-asian="11pt" style:font-size-complex="11pt"/>
    </style:style>
    <style:style style:name="T136" style:family="text">
      <style:text-properties style:font-name="Calibri1" fo:font-size="11pt" fo:font-weight="normal" officeooo:rsid="00e7ddb5" style:font-size-asian="9.60000038146973pt" style:font-weight-asian="normal" style:font-size-complex="11pt" style:font-weight-complex="normal"/>
    </style:style>
    <style:style style:name="T137" style:family="text">
      <style:text-properties style:font-name="Calibri1" fo:font-size="11pt" fo:font-weight="normal" officeooo:rsid="00e68d52" style:font-size-asian="9.60000038146973pt" style:font-weight-asian="normal" style:font-size-complex="11pt" style:font-weight-complex="normal"/>
    </style:style>
    <style:style style:name="T138" style:family="text">
      <style:text-properties style:font-name="Calibri1" fo:font-size="11pt" fo:font-weight="normal" officeooo:rsid="00eba74e" style:font-size-asian="9.60000038146973pt" style:font-weight-asian="normal" style:font-size-complex="11pt" style:font-weight-complex="normal"/>
    </style:style>
    <style:style style:name="T139" style:family="text">
      <style:text-properties style:font-name="Calibri1" fo:font-size="11pt" fo:font-weight="normal" officeooo:rsid="00ebddbf" style:font-size-asian="9.60000038146973pt" style:font-weight-asian="normal" style:font-size-complex="11pt" style:font-weight-complex="normal"/>
    </style:style>
    <style:style style:name="T140" style:family="text">
      <style:text-properties style:font-name="Calibri1" fo:font-size="11pt" fo:font-weight="normal" officeooo:rsid="00f033dc" style:font-size-asian="9.60000038146973pt" style:font-weight-asian="normal" style:font-size-complex="11pt" style:font-weight-complex="normal"/>
    </style:style>
    <style:style style:name="T141" style:family="text">
      <style:text-properties style:font-name="Calibri1" fo:font-size="11pt" fo:font-weight="normal" officeooo:rsid="00f20fce" style:font-size-asian="9.60000038146973pt" style:font-weight-asian="normal" style:font-size-complex="11pt" style:font-weight-complex="normal"/>
    </style:style>
    <style:style style:name="T142" style:family="text">
      <style:text-properties style:font-name="Calibri1" fo:font-size="11pt" fo:font-weight="normal" officeooo:rsid="00f394cd" style:font-size-asian="9.60000038146973pt" style:font-weight-asian="normal" style:font-size-complex="11pt" style:font-weight-complex="normal"/>
    </style:style>
    <style:style style:name="T143" style:family="text">
      <style:text-properties style:font-name="Calibri1" fo:font-size="11pt" fo:font-weight="normal" officeooo:rsid="00f4716d" style:font-size-asian="9.60000038146973pt" style:font-weight-asian="normal" style:font-size-complex="11pt" style:font-weight-complex="normal"/>
    </style:style>
    <style:style style:name="T144" style:family="text">
      <style:text-properties style:font-name="Calibri1" fo:font-size="11pt" fo:font-weight="normal" officeooo:rsid="00f5c74c" style:font-size-asian="9.60000038146973pt" style:font-weight-asian="normal" style:font-size-complex="11pt" style:font-weight-complex="normal"/>
    </style:style>
    <style:style style:name="T145" style:family="text">
      <style:text-properties style:font-name="Calibri1" fo:font-size="11pt" fo:font-weight="normal" officeooo:rsid="00db723f" style:font-size-asian="9.60000038146973pt" style:font-weight-asian="normal" style:font-size-complex="11pt" style:font-weight-complex="normal"/>
    </style:style>
    <style:style style:name="T146" style:family="text">
      <style:text-properties style:font-name="Calibri1" fo:font-size="11pt" fo:font-weight="normal" officeooo:rsid="01260519" style:font-size-asian="9.60000038146973pt" style:font-weight-asian="normal" style:font-size-complex="11pt" style:font-weight-complex="normal"/>
    </style:style>
    <style:style style:name="T147" style:family="text">
      <style:text-properties style:font-name="Calibri1" fo:font-size="11pt" fo:font-weight="normal" officeooo:rsid="0127b2db" style:font-size-asian="9.60000038146973pt" style:font-weight-asian="normal" style:font-size-complex="11pt" style:font-weight-complex="normal"/>
    </style:style>
    <style:style style:name="T148" style:family="text">
      <style:text-properties style:font-name="Calibri1" fo:font-size="11pt" fo:font-weight="normal" officeooo:rsid="0128d7d3" style:font-size-asian="9.60000038146973pt" style:font-weight-asian="normal" style:font-size-complex="11pt" style:font-weight-complex="normal"/>
    </style:style>
    <style:style style:name="T149" style:family="text">
      <style:text-properties style:font-name="Calibri1" fo:font-size="11pt" fo:font-weight="normal" officeooo:rsid="012a82ea" style:font-size-asian="9.60000038146973pt" style:font-weight-asian="normal" style:font-size-complex="11pt" style:font-weight-complex="normal"/>
    </style:style>
    <style:style style:name="T150" style:family="text">
      <style:text-properties style:font-name="Calibri1" fo:font-size="11pt" fo:font-weight="normal" officeooo:rsid="012b0907" style:font-size-asian="9.60000038146973pt" style:font-weight-asian="normal" style:font-size-complex="11pt" style:font-weight-complex="normal"/>
    </style:style>
    <style:style style:name="T151" style:family="text">
      <style:text-properties style:font-name="Calibri1" fo:font-size="11pt" fo:font-weight="normal" officeooo:rsid="012bdf72" style:font-size-asian="9.60000038146973pt" style:font-weight-asian="normal" style:font-size-complex="11pt" style:font-weight-complex="normal"/>
    </style:style>
    <style:style style:name="T152" style:family="text">
      <style:text-properties style:font-name="Calibri1" fo:font-size="11pt" fo:font-weight="normal" officeooo:rsid="012c2df9" style:font-size-asian="9.60000038146973pt" style:font-weight-asian="normal" style:font-size-complex="11pt" style:font-weight-complex="normal"/>
    </style:style>
    <style:style style:name="T153" style:family="text">
      <style:text-properties style:font-name="Calibri1" fo:font-size="11pt" fo:font-weight="normal" officeooo:rsid="012cf488" style:font-size-asian="9.60000038146973pt" style:font-weight-asian="normal" style:font-size-complex="11pt" style:font-weight-complex="normal"/>
    </style:style>
    <style:style style:name="T154" style:family="text">
      <style:text-properties style:font-name="Calibri1" fo:font-size="11pt" fo:font-weight="normal" officeooo:rsid="012d026a" style:font-size-asian="9.60000038146973pt" style:font-weight-asian="normal" style:font-size-complex="11pt" style:font-weight-complex="normal"/>
    </style:style>
    <style:style style:name="T155" style:family="text">
      <style:text-properties style:font-name="Calibri1" fo:font-size="11pt" fo:font-weight="normal" officeooo:rsid="012d5ed5" style:font-size-asian="9.60000038146973pt" style:font-weight-asian="normal" style:font-size-complex="11pt" style:font-weight-complex="normal"/>
    </style:style>
    <style:style style:name="T156" style:family="text">
      <style:text-properties style:font-name="Calibri1" fo:font-size="11pt" fo:font-weight="normal" officeooo:rsid="012ef4eb" style:font-size-asian="9.60000038146973pt" style:font-weight-asian="normal" style:font-size-complex="11pt" style:font-weight-complex="normal"/>
    </style:style>
    <style:style style:name="T157" style:family="text">
      <style:text-properties style:font-name="Calibri1" fo:font-size="11pt" fo:font-weight="normal" officeooo:rsid="01301ae1" style:font-size-asian="9.60000038146973pt" style:font-weight-asian="normal" style:font-size-complex="11pt" style:font-weight-complex="normal"/>
    </style:style>
    <style:style style:name="T158" style:family="text">
      <style:text-properties style:font-name="Calibri1" fo:font-size="11pt" fo:font-weight="normal" officeooo:rsid="0131abd2" style:font-size-asian="9.60000038146973pt" style:font-weight-asian="normal" style:font-size-complex="11pt" style:font-weight-complex="normal"/>
    </style:style>
    <style:style style:name="T159" style:family="text">
      <style:text-properties style:font-name="Calibri1" fo:font-size="11pt" fo:font-weight="normal" officeooo:rsid="0131c3f2" style:font-size-asian="9.60000038146973pt" style:font-weight-asian="normal" style:font-size-complex="11pt" style:font-weight-complex="normal"/>
    </style:style>
    <style:style style:name="T160" style:family="text">
      <style:text-properties style:font-name="Calibri1" fo:font-size="11pt" fo:font-weight="normal" officeooo:rsid="0133b618" style:font-size-asian="9.60000038146973pt" style:font-weight-asian="normal" style:font-size-complex="11pt" style:font-weight-complex="normal"/>
    </style:style>
    <style:style style:name="T161" style:family="text">
      <style:text-properties style:font-name="Calibri1" fo:font-size="11pt" fo:font-weight="normal" officeooo:rsid="01357c15" style:font-size-asian="9.60000038146973pt" style:font-weight-asian="normal" style:font-size-complex="11pt" style:font-weight-complex="normal"/>
    </style:style>
    <style:style style:name="T162" style:family="text">
      <style:text-properties style:font-name="Calibri1" fo:font-size="11pt" fo:font-weight="normal" officeooo:rsid="0136d0ab" style:font-size-asian="9.60000038146973pt" style:font-weight-asian="normal" style:font-size-complex="11pt" style:font-weight-complex="normal"/>
    </style:style>
    <style:style style:name="T163" style:family="text">
      <style:text-properties style:font-name="Calibri1" fo:font-size="11pt" fo:font-weight="normal" officeooo:rsid="0138a2a1" style:font-size-asian="9.60000038146973pt" style:font-weight-asian="normal" style:font-size-complex="11pt" style:font-weight-complex="normal"/>
    </style:style>
    <style:style style:name="T164" style:family="text">
      <style:text-properties style:font-name="Calibri1" fo:font-size="11pt" fo:font-weight="normal" officeooo:rsid="0139c321" style:font-size-asian="9.60000038146973pt" style:font-weight-asian="normal" style:font-size-complex="11pt" style:font-weight-complex="normal"/>
    </style:style>
    <style:style style:name="T165" style:family="text">
      <style:text-properties style:font-name="Calibri1" fo:font-size="11pt" fo:font-weight="normal" officeooo:rsid="013b0e08" style:font-size-asian="9.60000038146973pt" style:font-weight-asian="normal" style:font-size-complex="11pt" style:font-weight-complex="normal"/>
    </style:style>
    <style:style style:name="T166" style:family="text">
      <style:text-properties style:font-name="Calibri1" fo:font-size="11pt" fo:font-weight="normal" officeooo:rsid="013b82cb" style:font-size-asian="9.60000038146973pt" style:font-weight-asian="normal" style:font-size-complex="11pt" style:font-weight-complex="normal"/>
    </style:style>
    <style:style style:name="T167" style:family="text">
      <style:text-properties style:font-name="Calibri1" fo:font-size="11pt" fo:font-weight="normal" officeooo:rsid="013be841" style:font-size-asian="9.60000038146973pt" style:font-weight-asian="normal" style:font-size-complex="11pt" style:font-weight-complex="normal"/>
    </style:style>
    <style:style style:name="T168" style:family="text">
      <style:text-properties style:font-name="Calibri1" fo:font-size="11pt" fo:font-weight="normal" officeooo:rsid="013c3187" style:font-size-asian="9.60000038146973pt" style:font-weight-asian="normal" style:font-size-complex="11pt" style:font-weight-complex="normal"/>
    </style:style>
    <style:style style:name="T169" style:family="text">
      <style:text-properties style:font-name="Calibri1" fo:font-size="11pt" fo:font-weight="normal" officeooo:rsid="013d08c5" style:font-size-asian="9.60000038146973pt" style:font-weight-asian="normal" style:font-size-complex="11pt" style:font-weight-complex="normal"/>
    </style:style>
    <style:style style:name="T170" style:family="text">
      <style:text-properties style:font-name="Calibri1" fo:font-size="11pt" fo:font-weight="normal" officeooo:rsid="013d43f5" style:font-size-asian="9.60000038146973pt" style:font-weight-asian="normal" style:font-size-complex="11pt" style:font-weight-complex="normal"/>
    </style:style>
    <style:style style:name="T171" style:family="text">
      <style:text-properties style:font-name="Calibri1" fo:font-size="11pt" fo:font-weight="normal" officeooo:rsid="01099ffe" style:font-size-asian="11pt" style:font-weight-asian="normal" style:font-size-complex="11pt" style:font-weight-complex="normal"/>
    </style:style>
    <style:style style:name="T172"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173"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174"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175"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176"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177"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178"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179" style:family="text">
      <style:text-properties style:font-name="Calibri1" fo:font-size="11pt" fo:font-weight="bold" officeooo:rsid="00f033dc" style:font-size-asian="9.60000038146973pt" style:font-weight-asian="bold" style:font-size-complex="11pt" style:font-weight-complex="bold"/>
    </style:style>
    <style:style style:name="T180" style:family="text">
      <style:text-properties style:font-name="Calibri1" fo:font-size="13pt" fo:font-weight="bold" style:font-size-asian="13pt" style:font-weight-asian="bold" style:font-size-complex="13pt" style:font-weight-complex="bold"/>
    </style:style>
    <style:style style:name="T181" style:family="text">
      <style:text-properties style:font-name="Calibri1" fo:font-size="13pt" fo:font-weight="bold" officeooo:rsid="00f4716d" style:font-size-asian="13pt" style:font-weight-asian="bold" style:font-size-complex="13pt" style:font-weight-complex="bold"/>
    </style:style>
    <style:style style:name="T182" style:family="text">
      <style:text-properties officeooo:rsid="000a2156"/>
    </style:style>
    <style:style style:name="T183" style:family="text">
      <style:text-properties style:text-position="0% 100%" officeooo:rsid="00127763"/>
    </style:style>
    <style:style style:name="T184" style:family="text">
      <style:text-properties style:text-position="0% 100%" officeooo:rsid="0014bc29"/>
    </style:style>
    <style:style style:name="T185" style:family="text">
      <style:text-properties style:text-position="0% 100%" officeooo:rsid="0014f97d"/>
    </style:style>
    <style:style style:name="T186" style:family="text">
      <style:text-properties style:text-position="0% 100%" officeooo:rsid="0016e198"/>
    </style:style>
    <style:style style:name="T187" style:family="text">
      <style:text-properties style:text-position="0% 100%" officeooo:rsid="00308705"/>
    </style:style>
    <style:style style:name="T188" style:family="text">
      <style:text-properties style:text-position="0% 100%" officeooo:rsid="0031e609"/>
    </style:style>
    <style:style style:name="T189" style:family="text">
      <style:text-properties style:text-position="0% 100%" officeooo:rsid="0034bef8"/>
    </style:style>
    <style:style style:name="T190" style:family="text">
      <style:text-properties style:text-position="0% 100%" officeooo:rsid="0036a89e"/>
    </style:style>
    <style:style style:name="T191" style:family="text">
      <style:text-properties style:text-position="0% 100%" officeooo:rsid="003750aa"/>
    </style:style>
    <style:style style:name="T192" style:family="text">
      <style:text-properties style:text-position="0% 100%" officeooo:rsid="0037ee25"/>
    </style:style>
    <style:style style:name="T193" style:family="text">
      <style:text-properties style:text-position="0% 100%" officeooo:rsid="0038e3ce"/>
    </style:style>
    <style:style style:name="T194" style:family="text">
      <style:text-properties style:text-position="0% 100%" officeooo:rsid="0039a5f9"/>
    </style:style>
    <style:style style:name="T195" style:family="text">
      <style:text-properties style:text-position="0% 100%" officeooo:rsid="003b96ef"/>
    </style:style>
    <style:style style:name="T196" style:family="text">
      <style:text-properties style:text-position="0% 100%" officeooo:rsid="003d735a"/>
    </style:style>
    <style:style style:name="T197" style:family="text">
      <style:text-properties style:text-position="0% 100%" officeooo:rsid="003f6ded"/>
    </style:style>
    <style:style style:name="T198" style:family="text">
      <style:text-properties style:text-position="0% 100%" officeooo:rsid="003f99a8"/>
    </style:style>
    <style:style style:name="T199" style:family="text">
      <style:text-properties style:text-position="0% 100%" officeooo:rsid="003fbd15"/>
    </style:style>
    <style:style style:name="T200" style:family="text">
      <style:text-properties style:text-position="0% 100%" officeooo:rsid="00417088"/>
    </style:style>
    <style:style style:name="T201" style:family="text">
      <style:text-properties style:text-position="0% 100%" officeooo:rsid="0042d436"/>
    </style:style>
    <style:style style:name="T202" style:family="text">
      <style:text-properties style:text-position="0% 100%" officeooo:rsid="00448d13"/>
    </style:style>
    <style:style style:name="T203" style:family="text">
      <style:text-properties style:text-position="0% 100%" officeooo:rsid="0058370e"/>
    </style:style>
    <style:style style:name="T204" style:family="text">
      <style:text-properties style:text-position="0% 100%" officeooo:rsid="0059f8ff"/>
    </style:style>
    <style:style style:name="T205" style:family="text">
      <style:text-properties style:text-position="0% 100%" officeooo:rsid="005a9524"/>
    </style:style>
    <style:style style:name="T206" style:family="text">
      <style:text-properties style:text-position="0% 100%" officeooo:rsid="005c6d16"/>
    </style:style>
    <style:style style:name="T207" style:family="text">
      <style:text-properties style:text-position="0% 100%" fo:font-weight="bold" officeooo:rsid="0068fc51" style:font-weight-asian="bold" style:font-weight-complex="bold"/>
    </style:style>
    <style:style style:name="T208" style:family="text">
      <style:text-properties style:text-position="0% 100%" fo:font-weight="normal" officeooo:rsid="0068fc51" style:font-weight-asian="normal" style:font-weight-complex="normal"/>
    </style:style>
    <style:style style:name="T209" style:family="text">
      <style:text-properties style:text-position="0% 100%" fo:font-weight="normal" officeooo:rsid="00699ba9" style:font-weight-asian="normal" style:font-weight-complex="normal"/>
    </style:style>
    <style:style style:name="T210" style:family="text">
      <style:text-properties style:text-position="0% 100%" fo:font-weight="normal" officeooo:rsid="006a805d" style:font-weight-asian="normal" style:font-weight-complex="normal"/>
    </style:style>
    <style:style style:name="T211" style:family="text">
      <style:text-properties style:text-position="0% 100%" fo:font-weight="normal" officeooo:rsid="006bafad" style:font-weight-asian="normal" style:font-weight-complex="normal"/>
    </style:style>
    <style:style style:name="T212" style:family="text">
      <style:text-properties style:text-position="0% 100%" fo:font-weight="normal" officeooo:rsid="0086ef06" style:font-weight-asian="normal" style:font-weight-complex="normal"/>
    </style:style>
    <style:style style:name="T213" style:family="text">
      <style:text-properties style:text-position="0% 100%" fo:font-weight="normal" officeooo:rsid="0087636e" style:font-weight-asian="normal" style:font-weight-complex="normal"/>
    </style:style>
    <style:style style:name="T214" style:family="text">
      <style:text-properties style:text-position="0% 100%" fo:font-weight="normal" officeooo:rsid="008823e4" style:font-weight-asian="normal" style:font-weight-complex="normal"/>
    </style:style>
    <style:style style:name="T215" style:family="text">
      <style:text-properties style:text-position="0% 100%" fo:font-weight="normal" officeooo:rsid="00887208" style:font-weight-asian="normal" style:font-weight-complex="normal"/>
    </style:style>
    <style:style style:name="T216" style:family="text">
      <style:text-properties style:text-position="0% 100%" fo:font-weight="normal" officeooo:rsid="008a5082" style:font-weight-asian="normal" style:font-weight-complex="normal"/>
    </style:style>
    <style:style style:name="T217" style:family="text">
      <style:text-properties style:text-position="0% 100%" fo:font-weight="normal" officeooo:rsid="008a5d43" style:font-weight-asian="normal" style:font-weight-complex="normal"/>
    </style:style>
    <style:style style:name="T218" style:family="text">
      <style:text-properties style:text-position="0% 100%" officeooo:rsid="006ccdac"/>
    </style:style>
    <style:style style:name="T219" style:family="text">
      <style:text-properties style:text-position="0% 100%" officeooo:rsid="0087636e"/>
    </style:style>
    <style:style style:name="T220" style:family="text">
      <style:text-properties style:text-position="0% 100%" style:text-underline-style="solid" style:text-underline-width="auto" style:text-underline-color="font-color" fo:font-weight="normal" officeooo:rsid="008823e4" style:font-weight-asian="normal" style:font-weight-complex="normal"/>
    </style:style>
    <style:style style:name="T221" style:family="text">
      <style:text-properties style:text-position="0% 100%" style:text-underline-style="solid" style:text-underline-width="auto" style:text-underline-color="font-color" fo:font-weight="normal" officeooo:rsid="008a5d43" style:font-weight-asian="normal" style:font-weight-complex="normal"/>
    </style:style>
    <style:style style:name="T222" style:family="text">
      <style:text-properties style:text-position="0% 100%" style:text-underline-style="solid" style:text-underline-width="auto" style:text-underline-color="font-color" fo:font-weight="normal" officeooo:rsid="008acf42" style:font-weight-asian="normal" style:font-weight-complex="normal"/>
    </style:style>
    <style:style style:name="T223" style:family="text">
      <style:text-properties style:text-position="0% 100%" fo:font-style="italic" fo:font-weight="normal" officeooo:rsid="008a5d43" style:font-style-asian="italic" style:font-weight-asian="normal" style:font-style-complex="italic" style:font-weight-complex="normal"/>
    </style:style>
    <style:style style:name="T224" style:family="text">
      <style:text-properties style:text-position="0% 100%" fo:font-style="normal" fo:font-weight="normal" officeooo:rsid="008a5d43" style:font-style-asian="normal" style:font-weight-asian="normal" style:font-style-complex="normal" style:font-weight-complex="normal"/>
    </style:style>
    <style:style style:name="T225" style:family="text">
      <style:text-properties style:text-position="0% 100%" fo:font-style="normal" style:text-underline-style="solid" style:text-underline-width="auto" style:text-underline-color="font-color" fo:font-weight="normal" officeooo:rsid="008a5082" style:font-style-asian="normal" style:font-weight-asian="normal" style:font-style-complex="normal" style:font-weight-complex="normal"/>
    </style:style>
    <style:style style:name="T226" style:family="text">
      <style:text-properties style:text-position="0% 100%" style:text-underline-style="none" fo:font-weight="normal" officeooo:rsid="008acf42" style:font-weight-asian="normal" style:font-weight-complex="normal"/>
    </style:style>
    <style:style style:name="T227" style:family="text">
      <style:text-properties style:text-position="0% 100%" style:text-underline-style="none" fo:font-weight="normal" officeooo:rsid="008bb388" style:font-weight-asian="normal" style:font-weight-complex="normal"/>
    </style:style>
    <style:style style:name="T228" style:family="text">
      <style:text-properties style:text-position="0% 100%" style:text-underline-style="none" fo:font-weight="normal" officeooo:rsid="008eb29a" style:font-weight-asian="normal" style:font-weight-complex="normal"/>
    </style:style>
    <style:style style:name="T229" style:family="text">
      <style:text-properties style:text-position="0% 100%" officeooo:rsid="00a3d6d2"/>
    </style:style>
    <style:style style:name="T230" style:family="text">
      <style:text-properties style:text-position="0% 100%" fo:font-size="11pt" fo:font-weight="normal" officeooo:rsid="00a90b5f" style:font-size-asian="9.60000038146973pt" style:font-weight-asian="normal" style:font-size-complex="11pt" style:font-weight-complex="normal"/>
    </style:style>
    <style:style style:name="T231" style:family="text">
      <style:text-properties style:text-position="0% 100%" fo:font-size="11pt" fo:font-weight="normal" officeooo:rsid="00a99262" style:font-size-asian="9.60000038146973pt" style:font-weight-asian="normal" style:font-size-complex="11pt" style:font-weight-complex="normal"/>
    </style:style>
    <style:style style:name="T232" style:family="text">
      <style:text-properties style:text-position="0% 100%" fo:font-size="11pt" fo:font-weight="normal" officeooo:rsid="00ab7b58" style:font-size-asian="9.60000038146973pt" style:font-weight-asian="normal" style:font-size-complex="11pt" style:font-weight-complex="normal"/>
    </style:style>
    <style:style style:name="T233" style:family="text">
      <style:text-properties style:text-position="0% 100%" fo:font-size="11pt" officeooo:rsid="00994063" style:font-size-asian="11pt" style:font-size-complex="11pt"/>
    </style:style>
    <style:style style:name="T234" style:family="text">
      <style:text-properties style:text-position="0% 100%" fo:font-size="11pt" officeooo:rsid="00a11fb8" style:font-size-asian="11pt" style:font-size-complex="11pt"/>
    </style:style>
    <style:style style:name="T235"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236" style:family="text">
      <style:text-properties style:text-position="0% 100%" officeooo:rsid="00fe83e3"/>
    </style:style>
    <style:style style:name="T237" style:family="text">
      <style:text-properties officeooo:rsid="000cf140"/>
    </style:style>
    <style:style style:name="T238" style:family="text">
      <style:text-properties officeooo:rsid="000e00f7"/>
    </style:style>
    <style:style style:name="T239" style:family="text">
      <style:text-properties officeooo:rsid="000e5a85"/>
    </style:style>
    <style:style style:name="T240" style:family="text">
      <style:text-properties officeooo:rsid="000fcca3"/>
    </style:style>
    <style:style style:name="T241" style:family="text">
      <style:text-properties officeooo:rsid="0010e55a"/>
    </style:style>
    <style:style style:name="T242" style:family="text">
      <style:text-properties officeooo:rsid="00127763"/>
    </style:style>
    <style:style style:name="T243" style:family="text">
      <style:text-properties fo:font-style="normal" style:text-underline-style="solid" style:text-underline-width="auto" style:text-underline-color="font-color" style:font-style-asian="normal" style:font-style-complex="normal"/>
    </style:style>
    <style:style style:name="T244" style:family="text">
      <style:text-properties fo:font-style="normal" fo:font-weight="normal" officeooo:rsid="004c9c2e" style:font-size-asian="9.60000038146973pt" style:font-style-asian="normal" style:font-weight-asian="normal" style:font-style-complex="normal" style:font-weight-complex="normal"/>
    </style:style>
    <style:style style:name="T245" style:family="text">
      <style:text-properties fo:font-style="normal" officeooo:rsid="006f3654" style:font-style-asian="normal" style:font-style-complex="normal"/>
    </style:style>
    <style:style style:name="T246" style:family="text">
      <style:text-properties fo:font-style="normal" officeooo:rsid="00701448" style:font-style-asian="normal" style:font-style-complex="normal"/>
    </style:style>
    <style:style style:name="T247" style:family="text">
      <style:text-properties fo:font-style="normal" officeooo:rsid="007151ac" style:font-style-asian="normal" style:font-style-complex="normal"/>
    </style:style>
    <style:style style:name="T248" style:family="text">
      <style:text-properties fo:font-style="normal" officeooo:rsid="0071ccec" style:font-style-asian="normal" style:font-style-complex="normal"/>
    </style:style>
    <style:style style:name="T249" style:family="text">
      <style:text-properties fo:font-style="normal" officeooo:rsid="00738c46" style:font-style-asian="normal" style:font-style-complex="normal"/>
    </style:style>
    <style:style style:name="T250" style:family="text">
      <style:text-properties fo:font-style="normal" officeooo:rsid="0073b583" style:font-style-asian="normal" style:font-style-complex="normal"/>
    </style:style>
    <style:style style:name="T251" style:family="text">
      <style:text-properties fo:font-style="normal" officeooo:rsid="0074f7ab" style:font-style-asian="normal" style:font-style-complex="normal"/>
    </style:style>
    <style:style style:name="T252" style:family="text">
      <style:text-properties fo:font-style="normal" officeooo:rsid="01194202" style:font-style-asian="normal" style:font-style-complex="normal"/>
    </style:style>
    <style:style style:name="T253" style:family="text">
      <style:text-properties fo:font-style="normal" fo:font-weight="bold" officeooo:rsid="00b2739b" style:font-style-asian="normal" style:font-weight-asian="bold" style:font-style-complex="normal" style:font-weight-complex="bold"/>
    </style:style>
    <style:style style:name="T254" style:family="text">
      <style:text-properties officeooo:rsid="00134884"/>
    </style:style>
    <style:style style:name="T255" style:family="text">
      <style:text-properties officeooo:rsid="0014291f"/>
    </style:style>
    <style:style style:name="T256" style:family="text">
      <style:text-properties officeooo:rsid="0014bc29"/>
    </style:style>
    <style:style style:name="T257" style:family="text">
      <style:text-properties officeooo:rsid="0014f97d"/>
    </style:style>
    <style:style style:name="T258" style:family="text">
      <style:text-properties officeooo:rsid="0016e198"/>
    </style:style>
    <style:style style:name="T259" style:family="text">
      <style:text-properties officeooo:rsid="00192463"/>
    </style:style>
    <style:style style:name="T260" style:family="text">
      <style:text-properties fo:font-size="12pt" style:font-size-asian="12pt" style:font-size-complex="12pt"/>
    </style:style>
    <style:style style:name="T261" style:family="text">
      <style:text-properties fo:font-size="12pt" officeooo:rsid="000e5a85" style:font-size-asian="12pt" style:font-size-complex="12pt"/>
    </style:style>
    <style:style style:name="T262" style:family="text">
      <style:text-properties officeooo:rsid="001d77ad"/>
    </style:style>
    <style:style style:name="T263" style:family="text">
      <style:text-properties officeooo:rsid="001ee4e8"/>
    </style:style>
    <style:style style:name="T264" style:family="text">
      <style:text-properties officeooo:rsid="001eff7d"/>
    </style:style>
    <style:style style:name="T265" style:family="text">
      <style:text-properties officeooo:rsid="00226c5b"/>
    </style:style>
    <style:style style:name="T266" style:family="text">
      <style:text-properties officeooo:rsid="002421c0"/>
    </style:style>
    <style:style style:name="T267" style:family="text">
      <style:text-properties officeooo:rsid="00259b05"/>
    </style:style>
    <style:style style:name="T268" style:family="text">
      <style:text-properties officeooo:rsid="0025db84"/>
    </style:style>
    <style:style style:name="T269" style:family="text">
      <style:text-properties officeooo:rsid="002733a2"/>
    </style:style>
    <style:style style:name="T270" style:family="text">
      <style:text-properties officeooo:rsid="00287b12"/>
    </style:style>
    <style:style style:name="T271" style:family="text">
      <style:text-properties officeooo:rsid="002cb49d"/>
    </style:style>
    <style:style style:name="T272" style:family="text">
      <style:text-properties officeooo:rsid="002f3531"/>
    </style:style>
    <style:style style:name="T273" style:family="text">
      <style:text-properties officeooo:rsid="00308705"/>
    </style:style>
    <style:style style:name="T274" style:family="text">
      <style:text-properties officeooo:rsid="00417088"/>
    </style:style>
    <style:style style:name="T275" style:family="text">
      <style:text-properties fo:font-weight="normal" officeooo:rsid="00476a35" style:font-size-asian="9.60000038146973pt" style:font-weight-asian="normal" style:font-weight-complex="normal"/>
    </style:style>
    <style:style style:name="T276" style:family="text">
      <style:text-properties fo:font-weight="normal" officeooo:rsid="00477cf7" style:font-size-asian="9.60000038146973pt" style:font-weight-asian="normal" style:font-weight-complex="normal"/>
    </style:style>
    <style:style style:name="T277" style:family="text">
      <style:text-properties fo:font-weight="normal" officeooo:rsid="00493212" style:font-size-asian="9.60000038146973pt" style:font-weight-asian="normal" style:font-weight-complex="normal"/>
    </style:style>
    <style:style style:name="T278" style:family="text">
      <style:text-properties fo:font-weight="normal" officeooo:rsid="004aff0e" style:font-size-asian="9.60000038146973pt" style:font-weight-asian="normal" style:font-weight-complex="normal"/>
    </style:style>
    <style:style style:name="T279" style:family="text">
      <style:text-properties fo:font-weight="normal" officeooo:rsid="004c9c2e" style:font-size-asian="9.60000038146973pt" style:font-weight-asian="normal" style:font-weight-complex="normal"/>
    </style:style>
    <style:style style:name="T280" style:family="text">
      <style:text-properties fo:font-weight="normal" officeooo:rsid="004d7751" style:font-size-asian="9.60000038146973pt" style:font-weight-asian="normal" style:font-weight-complex="normal"/>
    </style:style>
    <style:style style:name="T281" style:family="text">
      <style:text-properties fo:font-weight="normal" officeooo:rsid="00530d4a" style:font-size-asian="9.60000038146973pt" style:font-weight-asian="normal" style:font-weight-complex="normal"/>
    </style:style>
    <style:style style:name="T282" style:family="text">
      <style:text-properties fo:font-weight="normal" officeooo:rsid="006001c1" style:font-size-asian="9.60000038146973pt" style:font-weight-asian="normal" style:font-weight-complex="normal"/>
    </style:style>
    <style:style style:name="T283" style:family="text">
      <style:text-properties fo:font-weight="normal" officeooo:rsid="0077141f" style:font-weight-asian="normal" style:font-weight-complex="normal"/>
    </style:style>
    <style:style style:name="T284" style:family="text">
      <style:text-properties fo:font-weight="normal" officeooo:rsid="0078791c" style:font-weight-asian="normal" style:font-weight-complex="normal"/>
    </style:style>
    <style:style style:name="T285" style:family="text">
      <style:text-properties fo:font-weight="normal" officeooo:rsid="0086c1d2" style:font-weight-asian="normal" style:font-weight-complex="normal"/>
    </style:style>
    <style:style style:name="T286" style:family="text">
      <style:text-properties fo:font-weight="normal" officeooo:rsid="0086ef06" style:font-weight-asian="normal" style:font-weight-complex="normal"/>
    </style:style>
    <style:style style:name="T287" style:family="text">
      <style:text-properties officeooo:rsid="004e65ec"/>
    </style:style>
    <style:style style:name="T288" style:family="text">
      <style:text-properties officeooo:rsid="004f5fa6"/>
    </style:style>
    <style:style style:name="T289" style:family="text">
      <style:text-properties officeooo:rsid="00514f3b"/>
    </style:style>
    <style:style style:name="T290" style:family="text">
      <style:text-properties officeooo:rsid="0054286b"/>
    </style:style>
    <style:style style:name="T291" style:family="text">
      <style:text-properties officeooo:rsid="0058370e"/>
    </style:style>
    <style:style style:name="T292" style:family="text">
      <style:text-properties style:text-position="super 58%" officeooo:rsid="005a9524"/>
    </style:style>
    <style:style style:name="T293" style:family="text">
      <style:text-properties style:text-position="super 58%" fo:font-weight="bold" officeooo:rsid="0068fc51" style:font-weight-asian="bold" style:font-weight-complex="bold"/>
    </style:style>
    <style:style style:name="T294" style:family="text">
      <style:text-properties style:text-position="super 58%" fo:font-weight="normal" officeooo:rsid="0086ef06" style:font-weight-asian="normal" style:font-weight-complex="normal"/>
    </style:style>
    <style:style style:name="T295"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296" style:family="text">
      <style:text-properties officeooo:rsid="005df0d0"/>
    </style:style>
    <style:style style:name="T297" style:family="text">
      <style:text-properties officeooo:rsid="0062584d"/>
    </style:style>
    <style:style style:name="T298" style:family="text">
      <style:text-properties officeooo:rsid="00641099"/>
    </style:style>
    <style:style style:name="T299" style:family="text">
      <style:text-properties officeooo:rsid="006506ea"/>
    </style:style>
    <style:style style:name="T300" style:family="text">
      <style:text-properties officeooo:rsid="00659d00"/>
    </style:style>
    <style:style style:name="T301" style:family="text">
      <style:text-properties officeooo:rsid="006772af"/>
    </style:style>
    <style:style style:name="T302" style:family="text">
      <style:text-properties officeooo:rsid="00684a6f"/>
    </style:style>
    <style:style style:name="T303" style:family="text">
      <style:text-properties officeooo:rsid="0068fc51"/>
    </style:style>
    <style:style style:name="T304" style:family="text">
      <style:text-properties officeooo:rsid="006a805d"/>
    </style:style>
    <style:style style:name="T305" style:family="text">
      <style:text-properties officeooo:rsid="006ccdac"/>
    </style:style>
    <style:style style:name="T306" style:family="text">
      <style:text-properties officeooo:rsid="006e383b"/>
    </style:style>
    <style:style style:name="T307" style:family="text">
      <style:text-properties officeooo:rsid="006ed45b"/>
    </style:style>
    <style:style style:name="T308" style:family="text">
      <style:text-properties officeooo:rsid="0075a46f"/>
    </style:style>
    <style:style style:name="T309" style:family="text">
      <style:text-properties officeooo:rsid="0077141f"/>
    </style:style>
    <style:style style:name="T310" style:family="text">
      <style:text-properties officeooo:rsid="0078791c"/>
    </style:style>
    <style:style style:name="T311" style:family="text">
      <style:text-properties officeooo:rsid="00791721"/>
    </style:style>
    <style:style style:name="T312" style:family="text">
      <style:text-properties officeooo:rsid="007953e9"/>
    </style:style>
    <style:style style:name="T313" style:family="text">
      <style:text-properties officeooo:rsid="007a13e4"/>
    </style:style>
    <style:style style:name="T314" style:family="text">
      <style:text-properties officeooo:rsid="007ba21d"/>
    </style:style>
    <style:style style:name="T315" style:family="text">
      <style:text-properties officeooo:rsid="007c5d36"/>
    </style:style>
    <style:style style:name="T316" style:family="text">
      <style:text-properties officeooo:rsid="007cde2f"/>
    </style:style>
    <style:style style:name="T317" style:family="text">
      <style:text-properties officeooo:rsid="007edd10"/>
    </style:style>
    <style:style style:name="T318" style:family="text">
      <style:text-properties officeooo:rsid="007f10d1"/>
    </style:style>
    <style:style style:name="T319" style:family="text">
      <style:text-properties officeooo:rsid="0080d119"/>
    </style:style>
    <style:style style:name="T320" style:family="text">
      <style:text-properties fo:background-color="transparent" loext:char-shading-value="0"/>
    </style:style>
    <style:style style:name="T321" style:family="text">
      <style:text-properties officeooo:rsid="01176799" fo:background-color="transparent" loext:char-shading-value="0"/>
    </style:style>
    <style:style style:name="T322" style:family="text">
      <style:text-properties officeooo:rsid="00904068"/>
    </style:style>
    <style:style style:name="T323" style:family="text">
      <style:text-properties officeooo:rsid="009202ed"/>
    </style:style>
    <style:style style:name="T324" style:family="text">
      <style:text-properties officeooo:rsid="00935f5a"/>
    </style:style>
    <style:style style:name="T325" style:family="text">
      <style:text-properties officeooo:rsid="00a2c9e9"/>
    </style:style>
    <style:style style:name="T326" style:family="text">
      <style:text-properties officeooo:rsid="00a2f4e7"/>
    </style:style>
    <style:style style:name="T327" style:family="text">
      <style:text-properties officeooo:rsid="00a3d6d2"/>
    </style:style>
    <style:style style:name="T328" style:family="text">
      <style:text-properties officeooo:rsid="00ad2a6a"/>
    </style:style>
    <style:style style:name="T329" style:family="text">
      <style:text-properties officeooo:rsid="00ae0b83"/>
    </style:style>
    <style:style style:name="T330" style:family="text">
      <style:text-properties officeooo:rsid="00ae9fb7"/>
    </style:style>
    <style:style style:name="T331" style:family="text">
      <style:text-properties officeooo:rsid="00b03678"/>
    </style:style>
    <style:style style:name="T332" style:family="text">
      <style:text-properties officeooo:rsid="00b0d835"/>
    </style:style>
    <style:style style:name="T333" style:family="text">
      <style:text-properties officeooo:rsid="00b1700d"/>
    </style:style>
    <style:style style:name="T334" style:family="text">
      <style:text-properties officeooo:rsid="00b2739b"/>
    </style:style>
    <style:style style:name="T335" style:family="text">
      <style:text-properties officeooo:rsid="00b38984"/>
    </style:style>
    <style:style style:name="T336" style:family="text">
      <style:text-properties officeooo:rsid="00b487f6"/>
    </style:style>
    <style:style style:name="T337" style:family="text">
      <style:text-properties officeooo:rsid="00b565d6"/>
    </style:style>
    <style:style style:name="T338" style:family="text">
      <style:text-properties officeooo:rsid="00b61ba5"/>
    </style:style>
    <style:style style:name="T339" style:family="text">
      <style:text-properties officeooo:rsid="00b61dc5"/>
    </style:style>
    <style:style style:name="T340" style:family="text">
      <style:text-properties style:text-line-through-style="none" style:text-line-through-type="none" officeooo:rsid="00b82ac2"/>
    </style:style>
    <style:style style:name="T341" style:family="text">
      <style:text-properties style:text-line-through-style="none" style:text-line-through-type="none" officeooo:rsid="00b61dc5"/>
    </style:style>
    <style:style style:name="T342" style:family="text">
      <style:text-properties style:text-line-through-style="none" style:text-line-through-type="none" officeooo:rsid="00b7c0e1"/>
    </style:style>
    <style:style style:name="T343" style:family="text">
      <style:text-properties style:text-line-through-style="none" style:text-line-through-type="none" officeooo:rsid="00b8c0fa"/>
    </style:style>
    <style:style style:name="T344" style:family="text">
      <style:text-properties style:text-line-through-style="none" style:text-line-through-type="none" officeooo:rsid="00b8da89"/>
    </style:style>
    <style:style style:name="T345" style:family="text">
      <style:text-properties style:text-line-through-style="none" style:text-line-through-type="none" officeooo:rsid="00b96063"/>
    </style:style>
    <style:style style:name="T346" style:family="text">
      <style:text-properties style:text-line-through-style="none" style:text-line-through-type="none" officeooo:rsid="00b9906c"/>
    </style:style>
    <style:style style:name="T347" style:family="text">
      <style:text-properties style:text-line-through-style="none" style:text-line-through-type="none" officeooo:rsid="00bae80d"/>
    </style:style>
    <style:style style:name="T348" style:family="text">
      <style:text-properties officeooo:rsid="00bae80d"/>
    </style:style>
    <style:style style:name="T349" style:family="text">
      <style:text-properties officeooo:rsid="00d916b9"/>
    </style:style>
    <style:style style:name="T350" style:family="text">
      <style:text-properties officeooo:rsid="00f8940a"/>
    </style:style>
    <style:style style:name="T351" style:family="text">
      <style:text-properties officeooo:rsid="00f8bdf8"/>
    </style:style>
    <style:style style:name="T352" style:family="text">
      <style:text-properties officeooo:rsid="00f97c77"/>
    </style:style>
    <style:style style:name="T353" style:family="text">
      <style:text-properties officeooo:rsid="00fb719e"/>
    </style:style>
    <style:style style:name="T354" style:family="text">
      <style:text-properties officeooo:rsid="00fd464e"/>
    </style:style>
    <style:style style:name="T355" style:family="text">
      <style:text-properties officeooo:rsid="00fe6f12"/>
    </style:style>
    <style:style style:name="T356" style:family="text">
      <style:text-properties officeooo:rsid="00fe83e3"/>
    </style:style>
    <style:style style:name="T357" style:family="text">
      <style:text-properties officeooo:rsid="010026cc"/>
    </style:style>
    <style:style style:name="T358" style:family="text">
      <style:text-properties officeooo:rsid="01031843"/>
    </style:style>
    <style:style style:name="T359" style:family="text">
      <style:text-properties officeooo:rsid="00a5c418"/>
    </style:style>
    <style:style style:name="T360" style:family="text">
      <style:text-properties officeooo:rsid="010405c4"/>
    </style:style>
    <style:style style:name="T361" style:family="text">
      <style:text-properties officeooo:rsid="01043a35"/>
    </style:style>
    <style:style style:name="T362" style:family="text">
      <style:text-properties officeooo:rsid="01056197"/>
    </style:style>
    <style:style style:name="T363" style:family="text">
      <style:text-properties officeooo:rsid="01067dd2"/>
    </style:style>
    <style:style style:name="T364" style:family="text">
      <style:text-properties officeooo:rsid="010863af"/>
    </style:style>
    <style:style style:name="T365" style:family="text">
      <style:text-properties fo:background-color="#ffff00" loext:char-shading-value="0"/>
    </style:style>
    <style:style style:name="T366" style:family="text">
      <style:text-properties officeooo:rsid="01176799"/>
    </style:style>
    <style:style style:name="T367" style:family="text">
      <style:text-properties officeooo:rsid="0118df09"/>
    </style:style>
    <style:style style:name="T368" style:family="text">
      <style:text-properties officeooo:rsid="01191bc1"/>
    </style:style>
    <style:style style:name="T369" style:family="text">
      <style:text-properties officeooo:rsid="01194202"/>
    </style:style>
    <style:style style:name="T370" style:family="text">
      <style:text-properties officeooo:rsid="0119a1e1"/>
    </style:style>
    <style:style style:name="T371" style:family="text">
      <style:text-properties officeooo:rsid="0119cddc"/>
    </style:style>
    <style:style style:name="T372" style:family="text">
      <style:text-properties officeooo:rsid="011b60b1"/>
    </style:style>
    <style:style style:name="T373" style:family="text">
      <style:text-properties officeooo:rsid="011d5645"/>
    </style:style>
    <style:style style:name="T374" style:family="text">
      <style:text-properties officeooo:rsid="011f2340"/>
    </style:style>
    <style:style style:name="T375" style:family="text">
      <style:text-properties officeooo:rsid="0120c400"/>
    </style:style>
    <style:style style:name="T376" style:family="text">
      <style:text-properties officeooo:rsid="01226704"/>
    </style:style>
    <style:style style:name="T377" style:family="text">
      <style:text-properties officeooo:rsid="012295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93">LEGANTI</text:span><text:span text:style-name="T92"> </text:span><text:span text:style-name="T1"><text:line-break/></text:span><text:span text:style-name="T9">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96">2</text:span><text:span text:style-name="T9">O. Avrò così i leganti aerei e quelli idraulici.<text:line-break/>Posso però definire anche caratteristiche comuni tra i tipi di leganti: essi sono costituiti da polver</text:span><text:span text:style-name="T10">e </text:span><text:span text:style-name="T9">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8"><text:span text:style-name="T2">Stato plastico (legante + H2O) </text:span><text:span text:style-name="T91"></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8">Classificazione tra leganti aerei e idraulici.<text:line-break/>I leganti aerei (gesso e calce aerea) induriscono solo in aria e non possono operare con acqua. Il gesso a contatto con <text:span text:style-name="T119">l’</text:span>acqua tende a sciogliersi. Sviluppi indoor (non abbiamo condizioni di contatto con acqua permanente).<text:line-break/>I leganti idraulici (calce idraulica e cementi) induriscono anche in acqua, possono operare con H<text:span text:style-name="T95">2</text:span>O e questo costituisce il loro grosso vantaggio. L’acqua li rafforza. Sviluppi outdoor. </text:p>
      <text:p text:style-name="P2"><text:span text:style-name="T93">GESSO</text:span> <text:line-break/>È il primo legante utilizzato, la T di cottura della roccia di partenza <text:span text:style-name="T120">(120-200°C)</text:span> è bassa rispetto a calci e cementi.<text:line-break/>Caratteristiche: leggerezza, resistenza al fuoco (mantiene all’interno un po’ di H<text:span text:style-name="T95">2</text:span>O), isolante termico e acustico (perché ha una certa porosità), facilmente lavorabile ed è solubile in acqua (0,25% a 30°C).<text:line-break/>Il gesso legante è costituito da: CaSO<text:span text:style-name="T95">4 </text:span>½ H<text:span text:style-name="T95">2</text:span>O <text:span text:style-name="T80">semiidrato o emiidrato</text:span> o CaSO<text:span text:style-name="T95">4 </text:span><text:span text:style-name="T80">anidrite.<text:line-break/></text:span>È prodotto a partire dalla pietra di gesso, <text:span text:style-name="T263">detta anche gesso biidrato</text:span> <text:span text:style-name="T121">(CaSO</text:span><text:span text:style-name="T100">4</text:span><text:span text:style-name="T121">*2H</text:span><text:span text:style-name="T100">2</text:span><text:span text:style-name="T121">O</text:span><text:span text:style-name="T182">)</text:span>, roccia sedimentaria contenente impurezze varie sino al 10%. <text:line-break/>La pietra di gesso è la materia prima, occorre un processo di cottura con cui eliminare l’acqua da cui tenere l’anidrite, che ha proprietà leganti.</text:p>
      <text:p text:style-name="P1">CaSO<text:span text:style-name="T95">4</text:span>*2H<text:span text:style-name="T95">2</text:span>O <text:span text:style-name="T91"></text:span> CaSO<text:span text:style-name="T95">4</text:span><text:span text:style-name="T103">*</text:span><text:span text:style-name="T241">½ </text:span>H<text:span text:style-name="T95">2</text:span>O + <text:span text:style-name="T241">3/2 </text:span>H<text:span text:style-name="T95">2</text:span>O <text:s text:c="3"/>semiidrato <text:line-break/>CaSO<text:span text:style-name="T101">4</text:span>*2H<text:span text:style-name="T95">2</text:span>O <text:span text:style-name="T91"></text:span> CaSO<text:span text:style-name="T95">4</text:span> + 2H<text:span text:style-name="T95">2</text:span>O <text:s text:c="4"/>anidrite<text:line-break/><text:span text:style-name="T237">La polvere ottenuta ha proprietà leganti, mescolata con acqua forma un impasto fluido-plastico che indurisce riformando il </text:span><text:span text:style-name="T238">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261">TRASFORMAZIONI DURANTE LA COTTURA:</text:span><text:span text:style-name="T239"><text:line-break/></text:span><text:span text:style-name="T4">T&gt;120°C</text:span>: formazione di emiidrato (primo prodotto della cottura del gesso con proprietà leganti)<text:line-break/>CaSO<text:span text:style-name="T95">4</text:span>*2H<text:span text:style-name="T95">2</text:span>O <text:span text:style-name="T91"></text:span> CaSO4*1/2 H<text:span text:style-name="T95">2</text:span>O + 3/2 H<text:span text:style-name="T95">2</text:span>O <text:span text:style-name="T239">è una r</text:span>eazione endotermica → devo fornire calore <text:line-break/><text:span text:style-name="T81">Tempo di presa con </text:span><text:span text:style-name="T82">EMIDRATO</text:span><text:span text:style-name="T81"> alpha= 1-2 min, con </text:span><text:span text:style-name="T82">EM</text:span><text:span text:style-name="T83">I</text:span><text:span text:style-name="T82">DRATO </text:span><text:span text:style-name="T81">beta=2-4 min</text:span></text:p>
      <text:p text:style-name="P3"><text:span text:style-name="T4">T&gt;180°C: </text:span>formazione di anidrite solubile <text:span text:style-name="T256">(o gesso anidro → CaSO</text:span><text:span text:style-name="T106">4 </text:span><text:span text:style-name="T184">alpha)</text:span><text:line-break/>CaSO<text:span text:style-name="T95">4</text:span>*1/2 H<text:span text:style-name="T95">2</text:span>O → CaSO<text:span text:style-name="T95">4</text:span> <text:span text:style-name="T256">(alpha) </text:span>+ <text:span text:style-name="T241">½</text:span> H<text:span text:style-name="T95">2</text:span>O <text:s text:c="2"/><text:span text:style-name="T82">Tempo di presa con ANIDRITE SOLUBILE=20 min</text:span><text:line-break/><text:soft-page-break/><text:span text:style-name="T239">L’acqua se ne va sempre di più e ho una reazione endotermica e ottengo il CaSO</text:span><text:span text:style-name="T102">4</text:span><text:span text:style-name="T239"> (alpha). </text:span><text:span text:style-name="T240">S</text:span>i ottiene gesso anidro. <text:span text:style-name="T240">Esistono il </text:span>CaSO<text:span text:style-name="T95">4</text:span> (alpha) e (beta), <text:span text:style-name="T240">d</text:span>ue forme dell’emiidrato che si differenziano per la dimensione dei cristalli e per <text:span text:style-name="T256">la</text:span> differenza d<text:span text:style-name="T240">e</text:span>i tempi di presa. <text:span text:style-name="T240">L’alpha è caratterizzato da una p</text:span>resa minore <text:span text:style-name="T240">e</text:span> solubilità maggiore.<text:line-break/><text:span text:style-name="T254">L’alpha si produce in ambiente umido </text:span><text:span text:style-name="T255">ed è compatto</text:span><text:span text:style-name="T254">, </text:span><text:span text:style-name="T256">il beta</text:span><text:span text:style-name="T254"> si forma quando si opera in atmosfera asciutta (es. aria o sottovuoto), </text:span><text:span text:style-name="T255">ha cristalli molto piccoli e richiede molta acqua per idratarsi.</text:span><text:line-break/><text:span text:style-name="T240">L’anidrite ha solubilità minore dell’emidrato, ma è comunque in grado di far presa con l’acqua anche se a tempi più lunghi. </text:span>Si ottiene il <text:span text:style-name="T86">GESSO COTTO</text:span>.</text:p>
      <text:p text:style-name="P1"><text:span text:style-name="T4">T&gt;250°C:</text:span> formazione di anidrite insolubile <text:span text:style-name="T257">(CaS</text:span><text:span text:style-name="T258">O</text:span><text:span text:style-name="T107">4 </text:span><text:span text:style-name="T185">beta) </text:span><text:line-break/><text:span text:style-name="T242">Si forma l’a</text:span>nidrite beta. Non fa presa <text:span text:style-name="T257">con l’acqua,</text:span> non consente <text:span text:style-name="T257">un </text:span>impasto con proprietà leganti a meno che non ci sia <text:span text:style-name="T257">un</text:span> catalizzatore (solitamente ossido di calcio CaO).</text:p>
      <text:p text:style-name="P1"><text:span text:style-name="T243">T&gt; 800°C: </text:span>decomposizione dei carbonati<text:line-break/><text:span text:style-name="T242">CaCO</text:span><text:span text:style-name="T105">3</text:span><text:span text:style-name="T183"> → CaO + CO</text:span><text:span text:style-name="T105">2</text:span><text:span text:style-name="T183"> <text:s text:c="9"/>MgCO</text:span><text:span text:style-name="T105">3 </text:span><text:span text:style-name="T183">→ MgO + CO</text:span><text:span text:style-name="T105">2</text:span><text:line-break/>Carbonato di calcio e <text:span text:style-name="T242">c</text:span>arbonato di magnesio si decompongono e <text:span text:style-name="T242">l’ossido di calcio e l’ossido di magnesio </text:span>attivano la presa dell’anidrite insolubile.</text:p>
      <text:p text:style-name="P1"><text:span text:style-name="T4">T&gt;1200°C: </text:span>decomposizione dell’anidrite<text:line-break/><text:span text:style-name="T258">CaSO</text:span><text:span text:style-name="T108">4 </text:span><text:span text:style-name="T186">beta → CaO + SO</text:span><text:span text:style-name="T108">3 </text:span><text:line-break/>Il prodotto che si ottiene è detto <text:span text:style-name="T86">GESSO COTTO A MORTE</text:span>, completamente insolubile. Non può fare presa e non si può ottenere il materiale con proprietà leganti che vogliamo. T troppo elevate non consentono di ottenere <text:span text:style-name="T259">un</text:span> gesso con proprietà leganti (bisogna lavorare a 120-200°C)</text:p>
      <text:p text:style-name="P1"><text:span text:style-name="T260">IDRATAZIONE DEL GESSO:</text:span><text:line-break/><text:span text:style-name="T262">L’emidrato e l’anidrite solubile, mescolati con acqua, danno luogo a un impasto che indurisce rapidamente a causa della loro maggiore solubilità rispetto alla fase stabile costituita dal gesso biidrato. L’emidrato e l’</text:span><text:span text:style-name="T263">anidrite solubile passano in soluzione e questa diviene sovrassatura </text:span><text:span text:style-name="T264">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6">GESSO EMIDRATO</text:p>
          </table:table-cell>
          <table:table-cell table:style-name="Tabella1.B1" office:value-type="string">
            <text:p text:style-name="P16">ANIDRITE SOLUBILE</text:p>
          </table:table-cell>
        </table:table-row>
        <table:table-row table:style-name="TableLine278379896">
          <table:table-cell table:style-name="Tabella1.A2" office:value-type="string">
            <text:p text:style-name="P15">Ottima solubilità</text:p>
          </table:table-cell>
          <table:table-cell table:style-name="Tabella1.B4" office:value-type="string">
            <text:p text:style-name="P15">Minore solubilità</text:p>
          </table:table-cell>
        </table:table-row>
        <table:table-row table:style-name="TableLine278382632">
          <table:table-cell table:style-name="Tabella1.A2" office:value-type="string">
            <text:p text:style-name="P15">Minori tempi di presa</text:p>
          </table:table-cell>
          <table:table-cell table:style-name="Tabella1.B4" office:value-type="string">
            <text:p text:style-name="P15">Maggiori tempi di presa</text:p>
          </table:table-cell>
        </table:table-row>
        <table:table-row table:style-name="TableLine278382776">
          <table:table-cell table:style-name="Tabella1.A2" office:value-type="string">
            <text:p text:style-name="P15">Lieve aumento di volume (0,3-1,5%)</text:p>
          </table:table-cell>
          <table:table-cell table:style-name="Tabella1.B4" office:value-type="string">
            <text:p text:style-name="P15">Minore qualità</text:p>
          </table:table-cell>
        </table:table-row>
      </table:table>
      <text:p text:style-name="P14"><text:span text:style-name="T122"><text:line-break/>Gesso COTTO A MORTE: proprietà leganti assenti, </text:span><text:span text:style-name="T123">ho possibili residui di anidrite non idratati nell’impasto, comporta maggiori costi energetici, ha presa lenta però c’è la possibilità di ottenere tipi di gesso più resistenti all’umidità <text:line-break/><text:line-break/></text:span><text:span text:style-name="T124">TEMPO DI PRESA:<text:line-break/></text:span><text:span text:style-name="T125">Il tempo di presa è mediamente basso </text:span><text:span text:style-name="T126">e dipende dal legante di cui è costituito il gesso; è </text:span><text:span text:style-name="T125">dell’ordine di pochi minuti se con emidrato e di 15 min-1h con l’anidrite solubile. </text:span><text:span text:style-name="T122">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25">i) </text:span><text:span text:style-name="T122">Temperatura (di cottura e dell’ambiente): </text:span><text:span text:style-name="T125">all’aumentare della T aumenta il tempo della presa</text:span><text:span text:style-name="T122"><text:line-break/></text:span><text:span text:style-name="T125">ii) </text:span><text:span text:style-name="T122">Rapporto di acqua/gesso: andando ad aumentare </text:span><text:span text:style-name="T125">l’</text:span><text:span text:style-name="T122">acqua presente nell’impasto ho un materiale più poroso, ho meno polvere, resistenza meccanica inferiore, </text:span><text:span text:style-name="T125">tempo di presa aumenta</text:span></text:p>
      <text:p text:style-name="P5">INDURIMENTO:<text:line-break/>Durante il processo di indurimento e quindi durante la precipitazione del solfato di calcio <text:span text:style-name="T265">b</text:span>i<text:span text:style-name="T265">i</text:span>drato, la stagionatura del <text:soft-page-break/>gesso avviene a secco, abbiamo un leggero aumento del volume (0.3-1.5%). <text:span text:style-name="T266">Si formano dei cristalli di solfato di calcio aventi morfologia intrecciata, che conferisce resistenza e rigidità all’impasto indurito.<text:line-break/></text:span><text:line-break/>Proprietà meccaniche del gesso: <text:line-break/><text:span text:style-name="T267">La r</text:span>esistenza a compressione è circa 5-10 MPa, non resistono a trazione come invece resistono i metalli. Hanno un migliore comportamento a compressione che a trazione (<text:span text:style-name="T268">trazione</text:span> dovuto a effetti di linea che nei materiali cementizi e ceramici non ci sono). <text:line-break/><text:span text:style-name="T267">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84">finezza</text:span>, avere una particella in<text:span text:style-name="T265">i</text:span>ziale piccola consente di avere una reazione molto più completa rispetto ad una particella grossa. Questo è dovuto al fatto che ho più superfic<text:span text:style-name="T268">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269">Ha una buon r</text:span>esistenza al fuoco, l’evaporazione dell’acqua blocca la T intorno ai 120°C. <text:span text:style-name="T269">È un m</text:span>ateriale poroso <text:span text:style-name="T270">quindi è</text:span> leggero e<text:span text:style-name="T270">d è</text:span> <text:span text:style-name="T270">un</text:span> buon isolante <text:span text:style-name="T268">termico e acustico.</text:span><text:line-break/><text:line-break/><text:span text:style-name="T320">Incompatibilità</text:span> del gesso: Il gesso presenta una solubilità che non consente di operare <text:span text:style-name="T324">all’aperto o</text:span> a contatto con ambienti molto umidi; <text:span text:style-name="T322">esistono metodi di impermeabilizzazione (aggiunta leganti idraulici, rivestimento con sostanze idrofobe come cere e resine).</text:span> <text:span text:style-name="T322">N</text:span>on può operare in atmosfere contenenti ammoniaca, poiché il solfato di ammonio è molto solubile. Il gesso <text:span text:style-name="T322">ha un estratto acquoso</text:span> leggermente acido (p<text:span text:style-name="T322">H</text:span> attorno a 5) <text:span text:style-name="T322">e </text:span>quindi <text:span text:style-name="T322">è</text:span> corrosivo nei confronti <text:span text:style-name="T324">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323">viene</text:span> usa<text:span text:style-name="T323">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12"><text:span text:style-name="T86">CALCE AEREA<text:line-break/></text:span><text:span text:style-name="T12">L</text:span><text:span text:style-name="T11">a produzione di calce aerea è limitata se confrontata con il cemento.<text:line-break/></text:span><text:span text:style-name="T13">È una polvere avente pr</text:span><text:span text:style-name="T11">oprietà leganti, </text:span><text:span text:style-name="T13">è costituita da </text:span><text:span text:style-name="T11">ossido di calcio oppure </text:span><text:span text:style-name="T13">dal </text:span><text:span text:style-name="T11">suo idrato: CaO, detta calce viva </text:span><text:span text:style-name="T14">che</text:span><text:span text:style-name="T11"> </text:span><text:span text:style-name="T15">è un </text:span><text:span text:style-name="T11">prodotto del</text:span><text:span text:style-name="T15">la cottura delle rocce calcaree</text:span><text:span text:style-name="T11">, questo viene poi spento fino a un processo di idratazione fino al grassello; Ca(OH)</text:span><text:span text:style-name="T97">2</text:span><text:span text:style-name="T11"> invece è calce spenta. </text:span><text:span text:style-name="T16">Le calci contengono impurezze: </text:span><text:span text:style-name="T17">MgCO</text:span><text:span text:style-name="T98">3</text:span><text:span text:style-name="T233">, argille, ossidi di ferro e silice.</text:span><text:span text:style-name="T11"><text:line-break/>Utilizzi: </text:span><text:span text:style-name="T18">In genere è mescolata con sabbia,</text:span><text:span text:style-name="T19"> che ha il compito di contrastare il ritiro dimensionale, </text:span><text:span text:style-name="T18">ed è utilizzata come malta </text:span><text:span text:style-name="T11">di allettamento </text:span><text:span text:style-name="T18">per il</text:span><text:span text:style-name="T11"> collegamento di pietre o mattoni, oppure come intonaco o rasante. Utilizzato soprattutto in ambito di consolidamento e restauro<text:line-break/><text:line-break/>MATERIA PRIMA: rocce calcaree (CaCO</text:span><text:span text:style-name="T97">3 </text:span><text:span text:style-name="T11">almeno 95%)<text:line-break/></text:span><text:span text:style-name="T20">Dissociazione del carbonato: </text:span><text:span text:style-name="T11">CaCO</text:span><text:span text:style-name="T97">3</text:span><text:span text:style-name="T11"> → CaO + CO</text:span><text:span text:style-name="T97">2</text:span><text:span text:style-name="T11">,</text:span><text:span text:style-name="T21"> ottengo CO</text:span><text:span text:style-name="T99">2</text:span><text:span text:style-name="T234"> e calce viva, reazione </text:span><text:span text:style-name="T20">che</text:span><text:span text:style-name="T11"> avviene ad alta T e</text:span><text:span text:style-name="T20">d è in funzione </text:span><text:span text:style-name="T11">d</text:span><text:span text:style-name="T20">e</text:span><text:span text:style-name="T11">lla </text:span><text:span text:style-name="T20">P</text:span><text:span text:style-name="T11"> parziale della CO</text:span><text:span text:style-name="T97">2</text:span><text:span text:style-name="T11"> </text:span><text:span text:style-name="T22">Lo strato di gas immediatamente a contatto con il calcare è costituito praticamente solo da anidride carbonica e quindi la sua pressione parziale è circa pari a 1 atm, per cui</text:span><text:span text:style-name="T11"> la T a cui devo portare il </text:span><text:span text:style-name="T14">forno</text:span><text:span text:style-name="T11"> è attorno ai </text:span><text:span text:style-name="T14">900</text:span><text:span text:style-name="T11"> °C, spesso si va oltre per avere un vantaggio di tipo cinetico </text:span><text:span text:style-name="T14">e quindi conviene operare a 950-1000°C</text:span><text:span text:style-name="T11">. <text:s/>A T troppo elevate però avremmo fenomen</text:span><text:span text:style-name="T23">i</text:span><text:span text:style-name="T11"> di sinterizzazione delle particelle </text:span><text:span text:style-name="T23">che portano a</text:span><text:span text:style-name="T16"> calce poco porosa </text:span><text:span text:style-name="T24">e </text:span><text:span text:style-name="T11">quindi poco idratabile </text:span><text:span text:style-name="T25">(→ calce stracotta o cotta a morte).</text:span><text:span text:style-name="T11"><text:line-break/></text:span></text:p>
      <text:p text:style-name="P1"><text:soft-page-break/>SPEGNIMENTO DELLA CALCE: <text:span text:style-name="T327">CaO + H</text:span><text:span text:style-name="T115">2</text:span><text:span text:style-name="T229">O → Ca(OH)</text:span><text:span text:style-name="T115">2</text:span><text:line-break/>La calce viva mescolata con acqua <text:span text:style-name="T326">dà luogo ad una</text:span> reazione fortemente esotermica, per cui con aggiunta di acqua ho una forte evaporazione e le particelle tendono a frantumarsi per effetto del forte calore. Questo spegnimento può avvenire in due modi:</text:p>
      <text:list xml:id="list1639867842" text:style-name="WWNum1">
        <text:list-item>
          <text:p text:style-name="P24"><text:span text:style-name="T8">Eccesso di acqua</text:span>: da questa ottengo il GRASSELLO, una pasta morbida costitu<text:span text:style-name="T325">i</text:span>ta da <text:span text:style-name="T351">una dispersione in acqua (35-45%) di cristalli di idrossido di calcio.</text:span> Aggiungo <text:span text:style-name="T350">una </text:span><text:span text:style-name="T327">quantità d’</text:span>acqua circa doppia rispetto alla quantità di calce, <text:span text:style-name="T350">ho </text:span><text:span text:style-name="T353">un</text:span><text:span text:style-name="T350"> </text:span>forte sviluppo di calore <text:span text:style-name="T353">che provoca l’</text:span><text:span text:style-name="T354">evaporazione di parte dell’acqua ma favorisce </text:span><text:span text:style-name="T353">a</text:span><text:span text:style-name="T354">nche la</text:span><text:span text:style-name="T353"> </text:span>frantumazione <text:span text:style-name="T350">di </text:span>particelle <text:span text:style-name="T354">e la loro idratazione (24h necessarie affinché reaz d’idratazione finisca) </text:span>e ottengo <text:span text:style-name="T350">una</text:span> pasta morbida che viene utilizzat<text:span text:style-name="T353">a</text:span> per le malte o intonaci se combinat<text:span text:style-name="T353">a</text:span> con sabbia. <text:span text:style-name="T353">I</text:span>mpasto molto fluido <text:span text:style-name="T353">e plastico. </text:span></text:p>
        </text:list-item>
        <text:list-item>
          <text:p text:style-name="P23"><text:span text:style-name="T4">Quantità di acqua appena superiore alla stechiometrica</text:span>: da questa ottengo <text:span text:style-name="T352">CALCE IDRATA IN POLVERE</text:span>, ho calce con una quantità residua di umidità/acqua all’interno. <text:line-break/>Problemi legati alle impurezze, se queste troppo elevate esse non prendono parte al processo di calcificazione e idratazione e quindi <text:span text:style-name="T351">costituiscono</text:span> materiale non reagito. </text:p>
        </text:list-item>
      </text:list>
      <text:p text:style-name="P22"><text:span text:style-name="T327">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355">Si definisce resa in grassello il rapporto fra il volume del grassello stesso e la masse di calce viva utilizzata per produrlo.</text:span><text:span text:style-name="T327"><text:line-break/></text:span><text:span text:style-name="T359">Le calci si dividono in calci grasse (meno impurezze, più plastiche, più lavorabili) e calci magre in base alla quantità di grassello presente. <text:line-break/></text:span><text:span text:style-name="T357">I processi di presa e indurimento avvengono</text:span><text:span text:style-name="T358"> </text:span><text:span text:style-name="T362">inizialmente </text:span><text:span text:style-name="T358">per evaporazione di parte dell’acqua in eccesso </text:span><text:span text:style-name="T362">e poi </text:span><text:span text:style-name="T363">continuano</text:span><text:span text:style-name="T358"> </text:span><text:span text:style-name="T357">t</text:span><text:span text:style-name="T359">ramite reazione di CARBONATAZIONE: Ca(OH)</text:span><text:span text:style-name="T117">2 </text:span><text:span text:style-name="T359">+ CO</text:span><text:span text:style-name="T117">2</text:span><text:span text:style-name="T359"> → </text:span><text:span text:style-name="T356">CaCO</text:span><text:span text:style-name="T116">3 </text:span><text:span text:style-name="T236">+ H</text:span><text:span text:style-name="T116">2</text:span><text:span text:style-name="T236">O. </text:span><text:span text:style-name="T359"><text:line-break/>Il prodotto ottenuto in seguito all’indurimento è identico alla materia prima di partenza.<text:line-break/><text:line-break/></text:span><text:span text:style-name="T90">MALTE DI CALCE AREA</text:span><text:span text:style-name="T359"><text:line-break/>Calce idrata + H</text:span><text:span text:style-name="T117">2</text:span><text:span text:style-name="T359">O + sabbia → Malta di calce<text:line-break/></text:span><text:span text:style-name="T360">La s</text:span><text:span text:style-name="T359">abbia </text:span><text:span text:style-name="T360">è </text:span><text:span text:style-name="T359">definita inerte perché ha uno scopo fisico ma non rientra nei processi di idratazione, è un ingrediente che non interviene nelle reazioni chimiche ma che serve per ridurre il ritiro della malta provocato dall’evaporazione di acqua, </text:span><text:span text:style-name="T360">ho così m</text:span><text:span text:style-name="T359">eno rischio di fessurazione dell’intonaco.<text:line-break/>Consente poi una migliore reazione di carbonatazione: la pasta legante si dispone in sottili strati attorno ai granuli di sabbia e consentono una maggiore superficie esposta alla CO</text:span><text:span text:style-name="T117">2</text:span><text:span text:style-name="T359">.<text:line-break/></text:span><text:span text:style-name="T364">L</text:span><text:span text:style-name="T359">a quantità del legante è il parametro più importante per l’irrigidimento.<text:line-break/></text:span>Malta di calce ha una resistenza meccanica a compressione molto modesta, attorno a 1 MPa.<text:line-break/>Essendo <text:span text:style-name="T361">un</text:span> legante di tipo aereo non può lavorare a contatto con acqua <text:span text:style-name="T361">a meno che non sia</text:span> combinat<text:span text:style-name="T361">a</text:span> con <text:span text:style-name="T361">la </text:span>calce idraulica.</text:p>
      <text:p text:style-name="P21"><text:span text:style-name="T180">CALCE IDRAULICA<text:line-break/></text:span><text:span text:style-name="T171">È il p</text:span><text:span text:style-name="T122">recursore del cemento Portland </text:span><text:span text:style-name="T128">(l</text:span><text:span text:style-name="T122">a presenza di minerali argillosi è ciò che la differenzia rispetto al cemento</text:span><text:span text:style-name="T128">)</text:span><text:span text:style-name="T122">. Non ha più utilizzi pratici, è un legante storico perché gli edifici fin dall’epoca romana venivano fatti con queste calci. </text:span><text:span text:style-name="T127">I suoi impasti possono indurire a contatto con l’acqua.</text:span><text:span text:style-name="T122"><text:line-break/>Si divide in tre sottogruppi: </text:span></text:p>
      <text:list xml:id="list802207985" text:style-name="L1">
        <text:list-item>
          <text:p text:style-name="P27"><text:span text:style-name="T128">Calci idrauliche storiche: c</text:span><text:span text:style-name="T122">alce aerea + materiale pozzolanico + H</text:span><text:span text:style-name="T118">2</text:span><text:span text:style-name="T122">O. La pozzolana è una rocc</text:span><text:span text:style-name="T128">ia</text:span><text:span text:style-name="T122"> vetrosa </text:span><text:span text:style-name="T132">di origine vulcanica</text:span><text:span text:style-name="T122"> </text:span><text:span text:style-name="T132">a base</text:span><text:span text:style-name="T122"> d</text:span><text:span text:style-name="T132">i </text:span><text:span text:style-name="T122">silice e allumina </text:span><text:span text:style-name="T135">(che hanno proprietà leganti)</text:span><text:span text:style-name="T122">, </text:span><text:span text:style-name="T135">essa </text:span><text:span text:style-name="T122">riesce a formare dei prodotti di idratazione simili a quelli del cemento Portland. </text:span></text:p>
        </text:list-item>
        <text:list-item>
          <text:p text:style-name="P28"><text:span text:style-name="T122"><text:s/></text:span><text:span text:style-name="T128">C</text:span><text:span text:style-name="T122">alce idraulica vera e propria, </text:span><text:span text:style-name="T133">ottenuta o per cottura di calcari argillosi o da</text:span><text:span text:style-name="T122"> </text:span><text:span text:style-name="T133">miscele di</text:span><text:span text:style-name="T122"> calcari e argille; </text:span><text:span text:style-name="T129">vi è</text:span><text:span text:style-name="T122"> un processo di cottura che porta </text:span><text:span text:style-name="T129">alla formazione di ossido di calcio il quale forma</text:span><text:span text:style-name="T122"> silicati di calcio e alluminati di calcio che </text:span><text:span text:style-name="T130">conferiscono</text:span><text:span text:style-name="T122"> proprietà idrauliche, sono </text:span><text:span text:style-name="T130">cioè i</text:span><text:span text:style-name="T122">n grado di fornire reazioni di idratazion</text:span><text:span text:style-name="T131">e</text:span><text:span text:style-name="T122">. </text:span></text:p>
        </text:list-item>
        <text:list-item>
          <text:p text:style-name="P29"><text:span text:style-name="T128">C</text:span><text:span text:style-name="T122">alc</text:span><text:span text:style-name="T128">i</text:span><text:span text:style-name="T122"> idraulic</text:span><text:span text:style-name="T128">he</text:span><text:span text:style-name="T122"> commerciali. La calce commerciale è costituita dal cemento Portland </text:span><text:span text:style-name="T134">diluito: </text:span><text:span text:style-name="T122">miscelato con dell’inerte </text:span><text:span text:style-name="T131">(filler</text:span><text:span text:style-name="T134">), generalmente calcareo,</text:span><text:span text:style-name="T122"> oppure è loppa (residuo della produzione della ghisa in alto forno che ha proprietà idrauliche) miscelata con calce aerea. </text:span><text:span text:style-name="T129">Questi sono d</text:span><text:span text:style-name="T122">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10">CEMENTO PORTLAND</text:p>
      <text:p text:style-name="P6"><text:span text:style-name="T321">È un </text:span>materiale inorganico finemente macinato che, mescolato con acqua, forma una pasta che rapprende e indurisce a seguito di reazioni e processi di idratazione e che una volta indurita mantiene la sua resistenza e stabilità anche sott’acqua.<text:span text:style-name="T366"> </text:span><text:line-break/>Cemento Portland, cemento di miscela: aggiunta di materiali con attività pozzolanica (pozzolana in sé o cemento di alto forno), cementi speciali. <text:span text:style-name="T377">È</text:span> un legante idraulico, consente la realizzazione di materiali che possono lavorare a contatto con acqua.<text:line-break/>APPLICAZIONI: opere in calcestruzzo e calcestruzzo armato, il cemento è il legante che assieme all’acqua e aggregati (sasso, ghiaia, ghiaietto) forma <text:span text:style-name="T367">il </text:span>calcestruzzo. Il calcestruzzo armato invece è dato dall’unione di barre di acciaio inossidabile annegate all’interno del calcestruzzo. <text:s/><text:span text:style-name="T367">Viene u</text:span>sato anche per malte e finiture.</text:p>
      <text:p text:style-name="P1"><text:span text:style-name="T252">MATERIE PRIME<text:line-break/>C</text:span>alcare e argilla, presenti sia in miscele naturali cioè rocce che hanno composizione che contengono entrambi i componenti o alternativamente una miscela <text:span text:style-name="T367">artificiale</text:span> pesata di calcare e argilla. Per regolare la composizion<text:span text:style-name="T368">e valuto </text:span>eventuale aggiunta di silice, bauxite o ossidi di ferro. <text:line-break/><text:span text:style-name="T369">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7">CICLO DI PRODUZIONE: da 1,5 t di materie prime ho 1 t di cemento<text:line-break/>1) Miscelazione e macinazione delle materie prime, macinate perché ho bisogno di materie prime frantumate affinché la cottura sia uniforme<text:line-break/>2) Cottura fino a 1450°C <text:span text:style-name="T370">in modo da ottenere una parziale fusione,con il 20-25% di</text:span> fase liquida<text:line-break/>3) Raffreddamento rapido <text:span text:style-name="T370">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85">clinker</text:span><text:line-break/>4) Aggiunta di gesso<text:line-break/>5) Macinazione finale con la finezza desiderata e ottengo il cemento<text:line-break/>Il cemento, dunque, è ottenuto dal prodotto delle materie prime, il clinker, con aggiunta di gesso.<text:line-break/><text:line-break/><text:span text:style-name="T373">I materiali di partenza vengono frantumati e macinati</text:span> tipicamente nei mulini fino ad ottenere una polvere di dimensione di 90 microm, <text:span text:style-name="T373">si vuole ottenere una miscela omogenea di composizione precisamente stabilita.</text:span><text:line-break/>La miscela frantumata è caricata <text:span text:style-name="T374">nella parte alta di</text:span> un forno rotante e viene fatta avanzare longitudinalmente, nel suo avanzamento incontra T sempre più alte fino a raggiungere la T di picco, intorno al 1450°C (la T del bruciatore). <text:span text:style-name="T371">L’a</text:span>umento di T comporta <text:span text:style-name="T375">l’a</text:span>vere trasformazioni all’interno del forno durante il passaggio.<text:line-break/><text:span text:style-name="T375">I gas di combustione caldi percorrono il forno in senso inverso all’avanzamento del materiale </text:span><text:span text:style-name="T376">ed escono a 300°C.</text:span><text:line-break/>A 100°C ho perdita dell’acqua presente nelle materie prime, a 500°C ho la perdita dell’acqua di cristallizzazione legata dall’argilla, a 600 °C il calcare inizia a dissociarsi in calce e CO<text:span text:style-name="T95">2</text:span>, a 900-1200°C ho formazione del silicato bicalcico (C<text:span text:style-name="T95">2</text:span>S), &gt;125<text:span text:style-name="T372">0</text:span>°C formazione del silicato tricalcico (C<text:span text:style-name="T95">3</text:span>S) con reazione completa a 1450°C. <text:line-break/>A 1250-1300°C ho una formazione di una fase liquida da ossidi fondenti che facilitano il processo di omogeneizzazione che tiene insieme gli altri silicati. La fase liquida deve essere circa al 25%.<text:line-break/><text:line-break/><text:span text:style-name="T86">NOTAZIONE</text:span>: C=CaO (calcico), S=SiO<text:span text:style-name="T95">2</text:span> (silicato), A=Al<text:span text:style-name="T95">2</text:span>O<text:span text:style-name="T95">3</text:span> (alluminato), H=H<text:span text:style-name="T95">2</text:span>0, F= ossidi ferro<text:line-break/></text:p>
      <text:p text:style-name="P7"><text:soft-page-break/>24/02/202<text:span text:style-name="T377">1</text:span><text:line-break/><text:span text:style-name="T365">CLINKER</text:span>, prodotto di cottura delle materie prime. Sono delle sfere di dimensione variabile che <text:span text:style-name="T86">hanno una composizione di 75-85% di silicati e il restante 20-25% di alluminati</text:span> che costituivano la fase fondente durante il processo di cottura + una serie di ossidi contenuti nelle materie prime di partenza.<text:line-break/>C3S alite, C2S belite, C3A celite, C4AF fase ferrica. Alite e belite sono particelle scure e chiare, celite le particelle disperse della matrice mentre fase ferrica matrice stessa.<text:line-break/>Il cemento portland è costituito da circa 17-25% SiO2, 8% Allumina, 60-67% ossido di calcio.<text:line-break/><text:line-break/>Clinker + gesso (circa 5%, CaSO4*2H2O)<text:line-break/><text:span text:style-name="T86">60-67% CaO<text:line-break/>17-25% SiO2<text:line-break/>3-8% Al2O3<text:line-break/>1-5% Fe2O3</text:span><text:line-break/>Il gesso viene aggiunto come regolatore di presa negli impasti per il calcestruzzo, questo perché quando ci sarà la reazione di idratazione tra i costituenti del cemento ho gli alluminati che hanno una reazione davvero molto rapida, ho un forte <text:s/>sviluppo di calore e tempo di presa troppo breve, che va a impedire il periodo di colata piuttosto che di costipazione dell’impasto. Il gesso mette un freno all’idratazione degli alluminati. I moduli ci dicono la composizione e le fasce entro cui devono essere compresi i vari ossidi all’interno del clinker e del cemento e ci dicono in modo da avere buoni rapporti tra fasi fondenti e fase solide. (resto dei moduli non imp)</text:p>
      <text:p text:style-name="P1">La FINEZZA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le particelle con dimensioni &gt;75 microm non si idratano mai completamente. Essa influenza anche la lavorabilità, la quantità di gesso richiesta, la velocità di sviluppo di calore (reaz di idratazioni quindi reaz esotermica, se ho particelle molto fini ho sviluppo di calore all’inizio), il costo del cemento (più è fine e più costa). Vogliamo che il cemento sia reattivo ma allo stesso tempo avere una particella estremamente fine (e dunque molto reattiva) può creare uno sviluppo di calore enorme e questo può dare problemi.<text:line-break/><text:line-break/>Distribuzione granulometrica: mi dice il cemento trattenuto da un setaccio(?), tanto più la curva sarà verticale quanto più le particelle saranno uguali tra di loro; tanto più è dispersa se dimensione particelle diverse.<text:line-break/>Cemento a rapido indurimento ha una quantità di passante maggiore rispetto il cemento portland normale a pari dimensioni delle particelle. Nel cemento a rapido indurimento abbiamo una dimensione più piccola, area sup più grande, maggiore reazione e curve diverse.<text:line-break/>Sigma blaine= area totale della superficie esterna delle particelle riferita all’unità di massa. Sigma=Superficie/massa=6/(rho*L) [se particelle a formula cubica]<text:line-break/>Più è piccolo L (quindi più particelle è fine), più sigma aumenta. <text:line-break/>Dim tipica del cemento portland tra 1 micro 100 microm. <text:line-break/>Da 1 a 4 ho curve con dimensioni più grossi (da 1 mm in su), da 6-7-8 si riferiscono a polveri, noi ci concentreremo sulla 8 ossia sulla microsilice.<text:line-break/><text:span text:style-name="T86">Area tipica di un Cemento Portland=250-550 m^2/kg </text:span>a seconda che la frazione fine sia più o meno abbondante.<text:line-break/><text:span text:style-name="T86"><text:line-break/></text:span>IDRATAZIONE DEL CEMENTO PORTLAND<text:line-break/>Acqua + cemento <text:span text:style-name="T91"></text:span> Pasta cementizia<text:line-break/>La reaz di idratazione non è istantanea, ha bisogno di un tempo affinché si ottenga un prodotto solido e che poi sviluppi le proprietà meccaniche.<text:line-break/>All’inizio abbiamo un impasto plastico, grazie all’acqua libera, è colabile e ha una fluidità e lavorabilità più o meno grande. Possiamo gettarlo nei contenitori dette casseforme per dare alla miscela una forma. Nel tempo abbiamo reaz tra acqua e al cemento, queste portano alla presa e alla formazione di strutture che fanno perdere la plasticità dell’impasto, non posso più dare una forma all’impasto. A fine del tempo della fresa (max qualche ora), inizia a sviluppare proprietà meccaniche grazie all’avanzamento delle reaz di idratazioni.<text:line-break/>Durante il periodo di indurimento andiamo a mantenere il getto sempre bagnato, nel momento in cui non ho più acqua il processo di indurimento si ferma.<text:line-break/><text:soft-page-break/>Devo garantire nei 28 giorni delle cond di temperatura e umidità affinché le reazioni possano procedere per sviluppare proprietà meccaniche.<text:line-break/><text:line-break/>A fine cottura abbiamo detto che abbiamo clinker + gesso, metto questi a contatto con acqua.<text:line-break/>Reazioni di cinetica differenti dei costituenti, per alluminati molto veloci mentre per l’alite è veloce ma è più lenta la belite invece.<text:line-break/>Otteniamo come prodotti di idratazione: gel C-S-H (H sta per acqua), idrossido di calcio chiamato anche Portlandite e alluminati di calcio idrati.</text:p>
      <text:p text:style-name="P1">Alluminati reaz veloce, reagendo subito con acqua sono importanti nel definire il tempo di presa (non tanto nel tempo di indurimento che invece ha tempi più lunghi).<text:line-break/>Danno uno scarso contributo alla resistenza meccanica. Esatto contrario dei silicati, essi reagiscono in modo più lento e danno un contributo più graduali nel tempo conferendo alla fine proprietà meccaniche. La proprietà meccanica è infatti influenzata molto dal gel CSH.<text:line-break/><text:line-break/>Alluminato tricalcico reagisce per primo, per ultimo abbiamo silicato bicalcico.<text:line-break/>Il contributo alla resistenza meccanica sarà più elevato all’inizio nel caso degli alluminati e molto scarso alla fine e invece tenderà ad aumentare per il C2S e C3S, contributo maggiore nell’indurimento rispetto alla presa. Tutte reazione esotermica, si sviluppa calore.<text:line-break/>Se io non andassi a rallentare reaz degli alluminati l’impasto perderebbe la sua lavorabilità, per questo vado ad aggiungere il gesso al clinker. La sua aggiunta rallenta l’idratazione degli alluminati. La % di gesso da mettere dipende dalla quantità di alluminati che vi sono all’interno.<text:line-break/><text:line-break/>In assenza di gesso, formo subito cristallini idrati che tra di loro si iniziano ad impacchettare e quindi l’impasto perde la sua plasticità. Viceversa, se vado ad aggiungere i solfati (gesso è solfato di calcio), la reazione porta all’ettringite (trisolfato). L’ettringite ricopre rapidamente i grani di cemento che stanno reagendo, per cui ne rallenta l’idratazione. L’ettringite è una trasf che abbiamo durante il processo di presa che va a ricoprire l’alluminato.<text:line-break/><text:line-break/>Le casistiche si differenziano in base al contenuto alto o basso degli alluminati e della quantità di gesso.<text:line-break/>Primi due casi analoghi, rapporti uguali, quindi tempo di presa dura 1-4 ore, abbiamo processo di presa come vogliamo noi.<text:line-break/>Se abbiamo un elevato quantità di alluminati ma bassa di solfati, abbiamo presa rapida, solfati non sufficienti da ricoprire gli alluminati. Ettringite non riesce a ostacolare in maniera completa e processo di presa avviene in tempi troppo brevi (10-45 min). Caso 3<text:line-break/>Caso 4 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text:line-break/>Caso 4 e 5 non si verificano mai.</text:p>
      <text:p text:style-name="P17">IDRATAZIONE DEI SILICATI, formano gel CSH (responsabile della resistenza meccanica finale) e portlandite.<text:line-break/>Ha una composizione media C<text:span text:style-name="T95">3</text:span>S<text:span text:style-name="T95">2</text:span>H<text:span text:style-name="T95">3</text:span>, lamelle impacchettate tra di loro, tra queste lamelle delle porosità rimangono, questa porosità non va a impattare sulla resistenza meccanica e sulla durabilità in quanto porosità molto piccole, dimensioni del nanometro. (Sono i macro-pori che influenzano la res meccanica e l’avanzamento delle specie aggressive)<text:line-break/>Costituisce l’80% del volume e il 50% della massa. Se analizziamo le idratazioni singole dei silicati noto che il silicato tricalcico reagisce più velocemente però forma meno gel C-S-H e più portlandite, mentre il C<text:span text:style-name="T95">2</text:span>S è più lento ma forma più gel.<text:line-break/>La portlandite conferisce un pH alcalino (&gt;12.5) all’acqua che rimane nei pori della struttura, fondamentale nel processo di durabilità del processo. Il fatto che sia alcalino da una protezione in più rispetto alla corrosione.<text:line-break/><text:line-break/><text:span text:style-name="T271">01/03/2020</text:span><text:line-break/><text:span text:style-name="T271">Riassunto: soffermati su idratazione del cemento Portland, ho processo di cottura + aggiunta di gesso, focalizzati sui prodotti di idratazione, </text:span><text:span text:style-name="T272">i silicati hanno uno scarso contributo alla resistenza meccanica perché cinetica inferiore, cinque casi di idratazione, idratazione dei silicati, </text:span><text:span text:style-name="T273">gel CSH responsabile della resistenza meccanica, lamelle piccole </text:span><text:soft-page-break/><text:span text:style-name="T273">sviluppano forze di van </text:span><text:span text:style-name="T274">d</text:span><text:span text:style-name="T273">er Walls molto elevati tra di loro. Il C</text:span><text:span text:style-name="T109">3</text:span><text:span text:style-name="T187">S reagisce più velocemente ma forma meno gel, </text:span><text:span text:style-name="T188">Il gel CSH è un materiale poroso. <text:line-break/><text:line-break/></text:span><text:span text:style-name="T189">Rapporto acqua-</text:span><text:span text:style-name="T193">cemento</text:span><text:span text:style-name="T189">: più acqua ho e più particelle ho disperse nell’acqua e quindi quando queste si idratano avrò porosità maggiore.</text:span><text:span text:style-name="T190"> Si forma una pellicola di ettringite con cui rallento fase d’idratazione, do la forma, nel frattempo l’ettringite diventa permeabile e quindi iniziano le reazioni di idratazione. </text:span><text:span text:style-name="T191">La velocità di reazione non è costante, diminuisce nel tempo. </text:span><text:span text:style-name="T192">Mano a mano che si forma l’idrato abbiamo uno scudo alla successiva acqua che deve andare a penetrare il cemento che è all’interno dello scudo, è possibile che rimanga del cemento NON idrato. <text:s/>Se particella troppo grossa l’acqua non riesce a idratare tutto. Il cemento non idratato non va a contribuire sulla resistenza meccanica, perdiamo materiale e quindi la finezza deve essere bilanciata <text:s/>(né troppo grande né troppo piccola perché altrimenti particelle troppo reattive, sviluppo di calore troppo elevato).<text:line-break/></text:span><text:span text:style-name="T193">Rapporto acqua-cemento: il cemento reagisce, più le particelle erano vicine all’inizio e più la forza delle particelle cresce. All’aumentare del rapporto </text:span><text:span text:style-name="T203">a/c</text:span><text:span text:style-name="T193"> la porosità cresce e ho meno proprietà di resistenze meccaniche.<text:line-break/></text:span><text:span text:style-name="T194">Se l’acqua se ne va per climi </text:span><text:span text:style-name="T197">caldi </text:span><text:span text:style-name="T194">l’idratazione si blocca. Bisogna mantenere la presenza di acqua: innaffiando il getto oppure utilizzando teli di plastica che consentono al di sotto un’elevata umidità relativa evitando processi di evaporazione. <text:line-break/></text:span><text:span text:style-name="T195">Con la presa abbiamo indurimento del materiale ma non ha ancora sviluppato le proprietà meccaniche, non può dunque subire carichi. </text:span><text:span text:style-name="T196">La porosità diminuisce.<text:line-break/><text:line-break/></text:span><text:span text:style-name="T198">Esistono degli standard che consentono di determinare delle proprietà utilizzando apparecchiatura standardizzata.<text:line-break/></text:span><text:span text:style-name="T199">La presa viene determinata in base alla profondità di una penetrazione di un ago.<text:line-break/></text:span><text:span text:style-name="T200">A 28 giorni ottengo una resistenza meccanica dovuto principalmente alla presenza del C</text:span><text:span text:style-name="T110">3</text:span><text:span text:style-name="T200">S, il C</text:span><text:span text:style-name="T110">2</text:span><text:span text:style-name="T200">S ha invece una cinetica più lenta, nel momento in cui interviene, dopo i 28 giorni, dà un contributo alla resistenza paragonabile a quella del C</text:span><text:span text:style-name="T110">3</text:span><text:span text:style-name="T200">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201"><text:line-break/>Calore di idratazione del cemento è la media pesata dei calori di idratazione dei singoli componenti. <text:line-break/>Quello massimo è il C</text:span><text:span text:style-name="T111">3</text:span><text:span text:style-name="T201">A, non vogliamo avere uno sviluppo di calore eccessivo e dunque dobbiamo rallentarlo con l’ettringite, molto più bassi sono i calori degli altri costituenti. Quello minimo è del C</text:span><text:span text:style-name="T111">2</text:span><text:span text:style-name="T201">S, che tende a sviluppare anche in modo lentamente. <text:line-break/>Quando abbiamo getti di grosso spessore abbiamo che il calore deve essere smaltito, bassa conducibilità termica. Il rischio è l’insorgere di gradienti termici tra parti interne e esterne, questo fa sì che nascano fenomeni di fessurazione (quando una parte tende a dilatarsi e un’altra un po’ di meno, abbiamo sforzi di trazione, quella che si dilata di meno è costretta a dilatarsi, basta l’insorgere di piccoli sforzi di trazione per far sì che ci sia la fessurazione).<text:line-break/></text:span><text:span text:style-name="T202">Valle in corrispondenza della quale ettringite si forma e quindi blocca/rallenta le idratazioni, poi l’ettringite diventa permeabile e curva si rialza.<text:line-break/>Ettringite duplice funzionalità: tecnologica per il tempo di presa e meno sviluppo di calore.</text:span><text:line-break/><text:span text:style-name="T94">PASTA DI CEMENTO IDRATATA<text:line-break/></text:span><text:span text:style-name="T275">Fattore chiave è la POROSITÀ’, abbiamo tre tipologie di pori:<text:line-break/>1) Quelli presenti nel gel C-S-H, sono molto piccoli, circa il 30% del volume del gel, sono così piccoli che non influenzano proprietà meccaniche e durabilità (durabilità → penetrazione di agenti aggressivi, come cloruri o sali antigelo o CO</text:span><text:span text:style-name="T112">2</text:span><text:span text:style-name="T275">). Pori troppo piccoli affinché fenomeni diffusivi diventino importanti. </text:span><text:span text:style-name="T276">Ordine di qualche nanometro</text:span><text:span text:style-name="T275"><text:line-break/>2) Pori capillari, risultato naturale della reazione di idratazione del cemento, si dividono in macro-pori e micro-pori. </text:span><text:span text:style-name="T282">Volume residuo non più occupato dal prodotto d’idratazione a vallo della stagionatura. </text:span><text:span text:style-name="T276">Ordine dei 50-100 nanometri.</text:span><text:span text:style-name="T275"><text:line-break/>3) Vuoti dovuti a cattivo costipamento o inglobamento d’aria. </text:span><text:span text:style-name="T277">Ordine del mm, sono macro-porosità<text:line-break/><text:line-break/>Nei climi freddi è possibile introdurre additivi areanti </text:span><text:span text:style-name="T279">all’impasto del calcestruzzo</text:span><text:span text:style-name="T277">, hanno lo scopo di formare una dispersione uniforme di bollicine d’aria, di vuoti, </text:span><text:span text:style-name="T278">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text:span><text:soft-page-break/><text:span text:style-name="T278">essendo così distribuiti sono anche collegati, la resistenza meccanica diminuirà.<text:line-break/><text:line-break/></text:span><text:span text:style-name="T279">Pori capillari: macro-pori (&gt; 50 nm), micro-pori (&lt;50 nm). All’ aumentare acqua-cemento aumenta il Volume dei pori capillari e la loro dimensione; all’aumentare della stagionatura, la porosità diminuisce. </text:span><text:span text:style-name="T280">Il poro capillare è quello che rimane a vallo dell’idratazione del gel C-S-H.<text:line-break/></text:span><text:span text:style-name="T279"><text:line-break/></text:span><text:span text:style-name="T244">Porosità</text:span><text:span text:style-name="T279">: volume di spazio non occupato dai prodotti solidi dell’idratazione.<text:line-break/>Permeabilità: penetrazione di un agente aggressivo attraverso i pori. La permeabilità dipende dalla porosità ma anche dall’interconnessione tra i pori. <text:line-break/><text:line-break/></text:span><text:span text:style-name="T280">CALCOLO DELLA POROSITÀ CAPILLARE:<text:line-break/>Ragioniamo a V=cost, reagenti: acqua e cemento, vengono miscelati secondo un opportuno rapporto di massa, le reazioni di idratazione procedono e a struttura indurita troviamo: prodotti di idratazione (+ risultato della reazione di idratazione?</text:span><text:span text:style-name="T281">),</text:span><text:span text:style-name="T280"> pori capillari e cemento non reagito (o perché non si ancora idratato o perché non si idraterà mai). <text:line-break/>Possiamo distinguere l’acqua nei pori capillari dai pori capillari vuoti, pieni di aria. </text:span><text:span text:style-name="T94"><text:line-break/></text:span><text:span text:style-name="T280">Volume totale= volume acqua + volume cemento<text:line-break/>Dopo idratazione: Vol Tot= Volume pori capillari (Vpc), costituito da Vvc (vuoti)+ Vac (acqua nei pori), + Volume prodotti d’idratazione Vpi + Volume cemento non reagito Vcnr. Quindi Vpc= Vtot – (Vpi+ Vcnr). <text:line-break/></text:span><text:span text:style-name="T287">Vpi= Vc (volume cemento)*h*2.06<text:line-break/>2.06 è il fattore volume nel processo d’idratazione (il vo</text:span><text:span text:style-name="T290">l</text:span><text:span text:style-name="T287">ume del prodotto d’idratazione è circa il doppio del volume di partenza), h = grado di idratazione (compreso tra 0 e 1): indica la frazione, o la percentuale, di cemento idratato.<text:line-break/></text:span><text:span text:style-name="T288">Quindi Vc*h è la frazione di volume cemento idratato.<text:line-break/>Vcnr=Vc*(1-h), (1-h) è il complementare del grado d’idratazione.<text:line-break/>Fattore determinante è il rapporto a/c </text:span><text:span text:style-name="T289">IN MASSA: a/c=Ma/Mc</text:span></text:p>
      <text:p text:style-name="P20"><text:span text:style-name="T291">FORMULA DI POWERS: Vpc= a/c – 0,336*h [L/kg</text:span><text:span text:style-name="T104">cem</text:span><text:span text:style-name="T203">]<text:line-break/>%</text:span><text:span text:style-name="T204">PC= Vpc/Vtot <text:s text:c="2"/>frazione occupata dai pori capillari<text:line-break/></text:span><text:span text:style-name="T205">R= resistenza a compressione della pasta, risulta proporzionale alla frazione di pieno X<text:line-break/>R=kX</text:span><text:span text:style-name="T292">3 </text:span><text:span text:style-name="T205">= k* (1 - %PC )</text:span><text:span text:style-name="T292">3 </text:span><text:span text:style-name="T205">= k* (1- Vpc/(Vs+Vpc))</text:span><text:span text:style-name="T292">3</text:span><text:span text:style-name="T205"><text:line-break/>k per il cemento vale 250 MPa<text:line-break/><text:line-break/></text:span><text:span text:style-name="T206">All’aumentare della porosità aumenta la permeabilità e diminuisce la resistenza</text:span><text:span text:style-name="T289"><text:line-break/></text:span><text:span text:style-name="T296">Cemento ben idratato e rapporto a/c opportuno per poter ottenere al meglio le proprietà delle resistenze meccaniche.<text:line-break/></text:span><text:line-break/><text:span text:style-name="T297">Per ridurre la permeabilità si può intervenire su: a/c e tempo di stagionatura (che determina h)</text:span><text:line-break/><text:span text:style-name="T298">L’acqua nei pori è alcalino, pH 13 riusciamo a garantire protezione ai ferri, acciai ecc che andremo ad introdurre nel calcestruzzo. </text:span><text:span text:style-name="T299">L’acqua può essere libera o legata da forze superficiali per pori più piccoli (prevalgono forze fisiche tali per cui per avere il processo di evaporazione bisogna scendere a umidità più basse).<text:line-break/></text:span><text:line-break/><text:span text:style-name="T300">CEMENTI DI MISCELA:<text:line-break/>Si ottengono per macinazione del clinker di cemento Portland con materiale pozzolanico e/o loppa <text:s/>d’altoforno granulata. Si riduce il consumo di cemento perché i pozzolani sono spesso dei sottoprodotti di altre reazioni, li introduco all’interno dell’industria del cemento. Otteniamo cementi con frazioni di vuoto più bassi rispetto al classico cemento Portland, abbiamo benefici riguardo alla durabilità.<text:line-break/></text:span><text:span text:style-name="T301">Aggiuunta pozzolanica: tipicamente &lt;35%, loppa d’altoforno: anche all’80%.<text:line-break/><text:line-break/>AGGIUNTE POZZOLANICHE:<text:line-break/>Materiali con struttura silicea </text:span><text:span text:style-name="T305">(elevata presenza di SiO</text:span><text:span text:style-name="T114">2</text:span><text:span text:style-name="T218">)</text:span><text:span text:style-name="T301"> amorfa e porosa, ha una grande area superficiale ma non ha proprietà leganti, non possiamo utilizzare solo lei, però possiamo miscelarla al cemento Portland (lei ci consente di ottenere la calce </text:span><text:span text:style-name="T302">Ca(OH)</text:span><text:span text:style-name="T113">2</text:span><text:span text:style-name="T301"> </text:span><text:span text:style-name="T302">che poi reagisce con la pozzolana per dare il CSH</text:span><text:span text:style-name="T301">). </text:span><text:span text:style-name="T302">La pozzolana consente di avere prodotti d’idratazione simili a quelli del cemento ma ha bisogno della calce. La calce per reagire con la pozzolana è fornita dall’idratazione del cemento Portland. Il prodotto finale contiene meno calce e un maggiore contenuto di silicati, ha un pH leggermente più basso del Portland. </text:span><text:span text:style-name="T304">Non ha proprietà idrauliche se non con l’aggiunta di calce (la pozzolana).</text:span><text:span text:style-name="T302"><text:line-break/></text:span><text:soft-page-break/><text:line-break/><text:span text:style-name="T302">I materiali pozzolanici sono: </text:span><text:span text:style-name="T303">1)</text:span><text:span text:style-name="T302">pozzolana naturale, rocca sedimentaria di origine vulcanica, materiali naturali<text:line-break/></text:span><text:span text:style-name="T303">2) Ceneri volanti, sono un sottoprodotto delle centrali termoelettriche a carbone, le polveri che risultano dal processo di combustione sono sottoposti a una raffreddamento brusco e sono molto fini (</text:span><text:span text:style-name="T87">area sup 300-600 m</text:span><text:span text:style-name="T293">2</text:span><text:span text:style-name="T207">/kg</text:span><text:span text:style-name="T208">)<text:line-break/>3) Fumo di silice (micro-silice), è un sottoprodotto dell’industria di produzione al forno elettrico del silicio o delle leghe ferro-silicio, </text:span><text:span text:style-name="T207">area sup 13000- 30000 m</text:span><text:span text:style-name="T293">2</text:span><text:span text:style-name="T207">/kg</text:span><text:span text:style-name="T208">, sono particelle estremamente sottili, hanno una funzione di riempimento, vanno a mettersi in tutti quei pori dove il cemento non potrebbe andare perché troppo grosso (effetto filler).</text:span><text:span text:style-name="T209"><text:line-break/><text:line-break/></text:span><text:span text:style-name="T211">LOPPA D’ALTOFORNO:</text:span><text:span text:style-name="T210"> è ottenuta dal raffreddamento brusco della scoria della ghisa (lega ferro-carbonio con alto contenuto di C), è composta da ossidi simili a quelli presenti nel clinker. La loppa ha proprietà idrauliche latenti, tende ad attivarsi in presenza di calce, gesso e alcali.<text:line-break/></text:span><text:span text:style-name="T211">Con la loppa ho un ritardo iniziale nello sviluppo delle resistenze meccaniche però dopo compensano.</text:span><text:line-break/><text:line-break/><text:span text:style-name="T306">02/03/2021<text:line-break/></text:span><text:span text:style-name="T307">Sostenibilità importante se abbinata a buone prestazioni → questi cementi sono ottimi<text:line-break/></text:span><text:span text:style-name="T245">I cementi sono un po’ pigri, hanno bisogno di attivatori per sviluppare le proprietà meccaniche.<text:line-break/></text:span><text:span text:style-name="T246">Riduzione frazione di vuoto (o porosità capillare). Affinazione della struttura idratata, riduzione della penetrazione (miglioramento di durabilità e resistenza) e sono cementi che sviluppano un'alcalinità leggermente più bassa (compatibilità con armature cioè C rimane, la riduzione del pH non compromette la passivazione delle armature ma comunque rispetto al Portland ho pH più basso). <text:line-break/><text:line-break/></text:span><text:span text:style-name="T247">Cemento pozzolanico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text:line-break/><text:line-break/>Cementi che possiamo trovare sul mercato in base alle normative: UNI EN 197-1, prevede 5 tipi di cemento, definisce e specifica 27 distinti prodotti di cementi comuni e introduce 6 classi di resistenza.<text:line-break/><text:line-break/></text:span><text:span text:style-name="T248">5 tipi di cemento:<text:line-break/>1) Cemento Portland con una percentuale di clinker pari ad almeno il 95% (+ 5% del gesso)<text:line-break/>2) Cemento Portland con clinker di almeno il 65% + aggiunte: loppa d’altoforno </text:span><text:span text:style-name="T250">(S)</text:span><text:span text:style-name="T248">, fumi di silice </text:span><text:span text:style-name="T251">(D)</text:span><text:span text:style-name="T248">, pozzolana </text:span><text:span text:style-name="T251">(P</text:span><text:span text:style-name="T248">, ceneri volanti, scisto calcinato, calcare e composito. Ci sono dunque 7 </text:span><text:span text:style-name="T249">sottotipi</text:span><text:span text:style-name="T248"> all’interno del cemento di tipo 2. <text:s/></text:span><text:span text:style-name="T251">A e B sono sottotipi che si differenziano in base alla percentuale dell’aggiunta.</text:span><text:span text:style-name="T248"><text:line-break/>3) </text:span><text:span text:style-name="T251">Cemento d’altoforno con elevata percentuale di loppa d’altoforno, sono previsti 3 sottotipi<text:line-break/>4) Cemento pozzolanico con materiale pozzolanico (P e Q) dall’11 al 55%)<text:line-break/>5) Cemento composito ottenuto con clinker 20-64%, loppa d’altoforno 18-50% e materiale pozzolanico (18-50%)<text:line-break/></text:span><text:line-break/><text:span text:style-name="T308">Distinguiamo cementi Portland con aggiunte (categoria 2), quando parliiamo di categoria 3,4 e 5 abbiamo proprio cementi di miscela in cui le aggiunte hanno un tenore molto elevato all’interno del cem</text:span><text:span text:style-name="T309">ent</text:span><text:span text:style-name="T308">o.<text:line-break/></text:span><text:span text:style-name="T314">DESIGNAZIONE DEI CEMENTI</text:span><text:span text:style-name="T308">: CEM + tipo + classe di resistenza<text:line-break/></text:span><text:span text:style-name="T88">Classe: </text:span><text:span text:style-name="T283">valori di resistenza minima che devono avere i cementi ottenuti con un rapporto a/c=0.5 e sabbia/c=3 (→ sono delle malte di cemento essenzialmente, dopo indurimento si fa prova di resistenza a meccanica e così capiamo in che categoria ricade il nostro cemento)<text:line-break/>Consideriamo resistenza a compressione, iniziale 2-7 giorni e resistenza cioè a 28 giorni, </text:span><text:span text:style-name="T284">e poi viene considerata anche il tempo di inizio presa e espansione: </text:span><text:span text:style-name="T309">32,5 – 32,5 </text:span><text:span text:style-name="T312">R</text:span><text:span text:style-name="T309">– 42,5 - 42,5 R – 52,55 - </text:span><text:span text:style-name="T312">5</text:span><text:span text:style-name="T309">2,5 R<text:line-break/>R sta per rapido indurimento, cemento che già a due giorni consente di avere una maggiore resistenza iniziale.<text:line-break/><text:line-break/></text:span><text:span text:style-name="T310">Esempi: <text:s/></text:span><text:span text:style-name="T311">CEM 1 42,5 R è il cemento Portland tradizionale (con clinker almeno di 95%) con classe di resistenza 42,5 a rapido sviluppo di resistenza ( R ).<text:line-break/>CEM IV/A 42,5 è il cemento pozzolanico con materiale pozzolanico dall’11 al 35% con classe di resistenza 42,5.<text:line-break/></text:span><text:span text:style-name="T313">Non dobbiamo MAI considerare solo la resistenza a 28 giorni, dobbiamo considerare anche quella di 2 giorni.<text:line-break/></text:span><text:soft-page-break/><text:span text:style-name="T313"><text:line-break/></text:span><text:span text:style-name="T314">Il cemento più diffuso è il cemento Portland con aggiunte (tipo 2) </text:span><text:span text:style-name="T315">e dopodiché c’è il cemento di tipo 1.<text:line-break/></text:span><text:span text:style-name="T316">Tra quelli di tipo due il più diffuso è quello con il calcare (sostanzialmente cemento Portland in cui le aggiunte non vanno a stravolgere il suo funzionamento, cosa che invece ho quando aggiungo gli altri materiali).<text:line-break/><text:line-break/>La ricerca e l’industria si è mossa sui materiali leganti alternativi, problema dell’impatto ambientale che il cemento è, si sente parlare molto di geo-polimeri (reazioni di idratazioni differenti) che però sono ancora in fase di sviluppo. Attualmente la ricerca è soprattutto mirata all’individuazione di leganti alternativi a quelli che sono i cementi Portland. Quelli di miscela sono molto utili ma non risolvono il problema dell’impatto ambientale. <text:s/></text:span><text:span text:style-name="T317">Devo garantire anche l’alcalinità che ne se consente l’utilizzo di massa e garantire anche le resistenza meccanica. <text:line-break/></text:span><text:span text:style-name="T319">Per ridurre permeabilità e quindi rafforzare scudo difensivo posso usare</text:span><text:span text:style-name="T318"> rivestimenti al calcestruzzo </text:span><text:span text:style-name="T319">(spesso delle malte come il mapelastico, malta addizionata con polimeri, per avere poca permeabilità</text:span><text:span text:style-name="T318"> o usando inibitori di corrosione (vanno a ridurre effetto di corrosione), </text:span><text:span text:style-name="T319">spesso questi metodi non sono efficaci. </text:span></text:p>
      <text:p text:style-name="P9">COSTITUENTI DEL CALCESTRUZZO<text:line-break/><text:span text:style-name="T285">Calcestruzzo è fatto da cemento + acqua + aggregati (+ eventualmente additivi). Cemento e acqua formano la pasta cementizia; pasta cementizia + aggregati (sabbia, ghiaia ecc) fanno il calcestruzzo.<text:line-break/>Gli aggregati vengono chiamati talvolta inerti, hanno una funzione riempitiva, non interagiscono e non intervengono all’interno delle reazioni di idratazioni.<text:line-break/><text:line-break/>Il calcestruzzo ha una buona resistenza meccanica, resistente all’acqua, può essere rinforzato con barre d’acciaio che migliorano la resistenza a trazione, è facile da produrre e da mettere in opera (anche in forme complesse), ha un basso costo e parte da materie prime facilmente reperibili. È un materiale che consente di ottenere un mix di proprietà e avendo una buona compatibilità con l’acciaio riesce ad essere un materiale molto utilizzato.<text:line-break/></text:span><text:span text:style-name="T286">Senza contare la posa d’opera il calcestruzzo ordinario ha un costo di 100-150 euro/m</text:span><text:span text:style-name="T294">3</text:span><text:span text:style-name="T212">. <text:line-break/>Ci interessano le proprietà allo stato fresco che sono la lavorabilità, la facilità di essere trasportato, messo in opera e proprietà allo stato indurito </text:span><text:span text:style-name="T213">come</text:span><text:span text:style-name="T212"> resistenza mecc</text:span><text:span text:style-name="T213">anica, deformabilità e durabilità.</text:span><text:span text:style-name="T212"><text:line-break/></text:span><text:span text:style-name="T213">Materiale composito costituto da acqua, cemento, additivi, aggregati (sabbia, fini e grossolani).<text:line-break/><text:line-break/></text:span><text:span text:style-name="T219">AGGREGATI</text:span><text:span text:style-name="T213">: sostanze naturali e/o artificiali e/o di riciclo, occupano una grande quantità del calcestruzzo (60-85% volume → diminuisce la pasta cementizia, diminuisce il costo di idratazione e il calore d’idratazione). <text:line-break/>Gli aggregati diventano fondamentali sulla stabilità dimensionale (come sabbia che contrasta il ritiro delle malte), riducono fenomeni di ritiro e fessurazioni, e sulle proprietà del calcestruzzo fresco (dipende dalla distribuzione granulometrica) e indurimento.<text:line-break/>Gli aggregati possono essere fini, come la sabbia, </text:span><text:span text:style-name="T214">passano per almeno il 95% a un vaglio con maglio 4 mm e grossi che invece non passano.<text:line-break/></text:span><text:span text:style-name="T220">Forma</text:span><text:span text:style-name="T214">: influenza la lavorabilità poiché la forma arrotondata permette di avere una certa lavorabilità impiegando meno acqua (a pari volume richiede meno acqua rispetto a un aggregato frantumato perché ho meno superficie esposta), </text:span><text:span text:style-name="T215">influenza anche il riempimento di volume: è massimo con aggregati tendenti alla sfera.<text:line-break/></text:span><text:span text:style-name="T216">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225">Superficie</text:span><text:span text:style-name="T216">: Tessitura, più è rugosa e più migliora zona di transizione (zona interfacciale tra aggregato e pasta cementizia), acqua (?)<text:line-break/><text:line-break/>CARATTERISTICHE MECCANICHE:<text:line-break/>La resistenza a compressione dipende dalla zona di transizione, l’aggregato di per sé </text:span><text:span text:style-name="T217">ha</text:span><text:span text:style-name="T216"> </text:span><text:span text:style-name="T217">maggiore resistenza di quella della pasta di cemento e della zona di transizione. <text:line-break/><text:line-break/></text:span><text:span text:style-name="T221">Umidità</text:span><text:span text:style-name="T217">: contenuto % di acqua rispetto alla massa secca dell’aggregato, è importante che l’aggregato abbia caratteristiche di umidità note nel momento del suo utilizzo.<text:line-break/>L’aggregato può essere: </text:span><text:span text:style-name="T223">asciutto o insaturo</text:span><text:span text:style-name="T217">, non ha acqua al suo interno oppure c’è un po’ di acqua ma alcuni dei pori dell’’aggregato sono vuoti, <text:s/></text:span><text:span text:style-name="T223">bagnato</text:span><text:span text:style-name="T217">, pieno di acqua e anche superficie bagnata, è come se fosse sovrasaturo di acqua </text:span><text:soft-page-break/><text:span text:style-name="T217">e infine </text:span><text:span text:style-name="T223">saturo a superficie asciutta (ssa)</text:span><text:span text:style-name="T224">, </text:span><text:span text:style-name="T217">riempe le proprie porosità e diventa saturo ma non lo diventa in modo eccessivo da avere la superficie bagnata.<text:line-break/>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221">Assorbimento:</text:span><text:span text:style-name="T217"> inteso come umidità dell’aggregato in ssa, è importante da conoscere per il dosaggio di acqua in miscela (se so che aggregato prende acqua, ne avrò meno disponibile).<text:line-break/></text:span><text:span text:style-name="T222">Densità:</text:span><text:span text:style-name="T226"> rapporto tra massa e volume dell’aggregato. </text:span><text:span text:style-name="T227">Distinguiamo tra d</text:span><text:span text:style-name="T226">ensità assoluta è la massa per unità di volume di ogni particella in assenza di pori </text:span><text:span text:style-name="T227">e densità apparente, massa per unità di volume di ogni particella, pori compresi. Avremo aggregati leggeri, normali e pesanti. <text:line-break/>Abbiamo anche la densità in mucchio ossia massa contenuta in un volume unitario di materiale allo stato di impiego (volume particelle + volume dei vuoti tra le particelle). <text:line-break/><text:line-break/></text:span><text:span text:style-name="T228">Aggregati naturali: <text:line-break/>-Rocce ignee o eruttive, derivate dal raffreddamento del magma, hanno struttura spesso vetrosa<text:line-break/>-Sedimentarie, si formano in seguito all’accumulo di stratificazioni spesso su fondali marini (calcare, dolomiti)<text:line-break/>-Metamorfiche che subiscono poi trasformazioni<text:line-break/>Per il confezionamento del calcestruzzo usiamo rocce ignee o metamorfiche. Usiamo aggregati leggenti, per ottenere calcestruzzi speciali che <text:s/>consentono di minimizzare o massimizzare alcuni parametri (come calcestruzzi leggeri).</text:span></text:p>
      <text:p text:style-name="P13"><text:span text:style-name="T230">08/03/2021<text:line-break/></text:span><text:span text:style-name="T231">Bisogna tenere conto della provenienza <text:s/>e dello stoccaggio degli aggregati.<text:line-break/><text:line-break/>ASSORTIMENTO GRANULOMETRICO OTTIMALE:<text:line-break/></text:span><text:span text:style-name="T232">1) Garantire il minimo volume di vuoti tra gli aggregati (massima densità) per minimizzare l’uso di cemento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ottimale. <text:line-break/><text:line-break/>Scelta della distribuzione granulometrica:<text:line-break/>La distribuzione granulometrica ottimale è quella che riesce a mediare le varie esigenze<text:line-break/><text:line-break/>PRIMO APPROCCIO=CURVA DI FULLER<text:line-break/>Minimizza i vuoti tra le particelle di aggregato, se supponiamo particelle sferiche abbiamo il 74% massimo spazio riempito in mucchio e il 26% di vuoti, se però andiamo a riempire il vuoto con particelle più piccole la frazione di vuoti diminuisce → con aggregati di dimensioni diverse andiamo ad occupare meglio lo spazio.<text:line-break/>L’approccio dipende dalla forma delle particelle. </text:span><text:span text:style-name="T328">All’aumentare della Dmax diminuisce la P<text:line-break/><text:line-break/>SECONDO APPROCCIO= CURVA DI BOLOMEY<text:line-break/>Migliora la lavorabilità<text:line-break/>A tiene conto della lavorabilità che si vuole ottenere <text:s/>e della natura dell’aggregato. Consente di ottenere una distribuzione granulometrica che rispetto alla </text:span><text:span text:style-name="T329">F</text:span><text:span text:style-name="T328">uller migliora la lavorabilità. Per far ciò si massimizza la frazione di aggregati fini. <text:line-break/><text:line-break/></text:span><text:span text:style-name="T329">CRITERIO MASSIMA SCORREVOLEZZA:<text:line-break/></text:span><text:span text:style-name="T330">La scorrevolezza del calcestruzzo fresco dipende non solo dalla quantità di acqua e eventuali additivi, ma anche dalla distribuzione di aggregati.<text:line-break/><text:line-break/></text:span><text:span text:style-name="T6">Caso 1</text:span><text:span text:style-name="T330">: sfere ri</text:span><text:span text:style-name="T331">gide tutte uguali (monomodale)<text:line-break/></text:span><text:soft-page-break/><text:span text:style-name="T331">Scorrimento di un piano rispetto all’altro avviene con aumento di volume. </text:span><text:span text:style-name="T330">Affinché il piano superiore scorri sul piano inferiore ho bisogno di un’espansione, devo </text:span><text:span text:style-name="T331">vincere l’energia. (?)<text:line-break/>Consideriamo ora stessi sistemi con dimensioni diverse:<text:line-break/>Abbiamo stesso volume tra sabbia e pietrisco ma con sabbia ci sono più piani di scorrimento. La capacità di scorrere di una miscela fluida 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ti scorrevoli. Questo considerando sempre un sistema monomodale.<text:line-break/></text:span><text:span text:style-name="T7">Caso 2</text:span><text:span text:style-name="T331">: sfere rigide con due diametri (bimodale) <text:line-break/>Piani che vanno a lubrificare il movimento dei piani costituenti da sfere grossolane. Questi piani sono separati (lubrificati) da particelle fine. È un sistema meno espansivo. I piani di scorrimento sono tra le particelle piccole, le quali hanno funzione lubrificante.<text:line-break/><text:line-break/></text:span><text:span text:style-name="T332">Dimensione massima dell’aggregato:<text:line-break/>Importante da un punto di vista tecnologico e pratico, impatta sul fabbisogno d’acqua. Avere un aggregato più grossolano fa sì che la superficie sia minore, più il Dmax è elevato e più il fabbisogno d’acqua è minore.<text:line-break/>Quattro regole, legate a vincoli geometrici<text:line-break/>Dmax &lt; ¼ della dimensione minima della struttura<text:line-break/>Dmax &lt; 1/3 dello spessore del copri-ferro </text:span><text:span text:style-name="T333">(dipende dal tipo di ambiente che abbiamo perché è una protezione dell’armatura)</text:span><text:span text:style-name="T332"><text:line-break/>Dmax &lt; 1/3 del tubo di pompaggio<text:line-break/>Dmax &lt; interasse armature – 5 mm<text:line-break/><text:line-break/></text:span><text:span text:style-name="T334">SOSTANZE INDESIDERATE<text:line-break/>Tutto quel che può andare ad impattare negativamente sulle proprietà del calcestruzzo.<text:line-break/>Non deve avere </text:span><text:span text:style-name="T253">sali</text:span><text:span text:style-name="T334">, solfati e cloruri, all’interno, banditi sia dall’acqua che dagli aggregati, possono reagire con la pasta cementizia creando fessurazioni o causare problemi alle armature. <text:line-break/></text:span><text:span text:style-name="T335">L’acqua di mare non viene mai utilizzata proprio per la presenza di cloruri, effetto indesiderato di corrosione rispetto alle armature. L’acqua deve rispettare un contenuto salino.<text:line-break/><text:line-break/></text:span><text:span text:style-name="T336">Utilizzo di additivi, </text:span><text:span text:style-name="T337">di per sé non è obbligatorio ma è molto comune perché consentono di avere dei vantaggi che in assenza non si potrebbero ottenere. Ci sono tantissimi additivi, </text:span><text:span text:style-name="T338">da un lato possono aiutarci per migliorare determinate proprietà ma allo stesso tempo possono rovinarci altre proprietà.<text:line-break/>Additivi fluidificanti e super-fluidificanti, aereanti, acceleranti (accelerano tempo di presa), ritardanti (utilizzati in climi in cui l’idratazione avrebbe troppo velocemente), coloranti, inibitori di corrosone ecc…<text:line-break/><text:line-break/>TRE APPROCCI/SCOPI<text:line-break/>-Ridurre contenuto d’acqua a pari lavorabilità e contenuto di cemento.<text:line-break/>Rapporto a/c influenza proprietà meccaniche finali, posso ottenere la stessa lavorabilità utilizzando meno acqua (riducendo a/c → miglioro resistenze finali) però utilizzo </text:span><text:span text:style-name="T339">il </text:span><text:span text:style-name="T338">fluidificante per compensare la diminuzione di acqua. <text:line-break/></text:span><text:span text:style-name="T339">Se non utilizzassi additivo avrei meno lavorabilità. <text:line-break/></text:span><text:span text:style-name="T341">Aumentare la lavorabilità a pari a/c (pari resistenza meccanica)<text:line-break/></text:span><text:span text:style-name="T342">Risparmiare cemento a pari lavorabilità e resistenza meccanica<text:line-break/>Utilizzo di meno cemento e meno acqua mantenendo stesso a/c, la presenza del fluidificante sopperisce alla minor quantità di acqua mantenendo la stessa lavorabilità. <text:line-break/><text:line-break/></text:span><text:span text:style-name="T340">FLUIDIFICANTI: </text:span><text:span text:style-name="T347">m</text:span><text:span text:style-name="T340">acromolecole, caratterizzate da gruppi idrofili e idrofobi, fanno sì che le particelle si disperdano meglio all’interno della miscela. Gruppo idrofobo tende ad assorbirsi sulla superficie del cemento e quello idrofilo nell’acqua.<text:line-break/>Co</text:span><text:span text:style-name="T343">n</text:span><text:span text:style-name="T340">sentono o di risparmiare acqua o di avere maggio</text:span><text:span text:style-name="T343">r</text:span><text:span text:style-name="T340">e lavorabilità. Aggiungo introno al 2-3%.<text:line-break/></text:span><text:span text:style-name="T343">Il fluidificante viene inserito e valutato attraverso un contributo fittizio, il fluidificante mi consente di migliorare la lavorabilità come se andassi a introdurre acqua pari a </text:span><text:span text:style-name="T344">X</text:span><text:span text:style-name="T343">%.<text:line-break/></text:span><text:span text:style-name="T345">AERANTI: </text:span><text:span text:style-name="T347">sono l</text:span><text:span text:style-name="T345">iquidi tensioattivi→ formano micro-bolle d’aria <text:s/>che vengono attratte dal cemento per carica </text:span><text:soft-page-break/><text:span text:style-name="T345">elettrostatica.</text:span><text:span text:style-name="T344"><text:line-break/></text:span><text:span text:style-name="T345">Vantaggio <text:s/>→ migliorare resistenza al gelo, va utilizzato in <text:s/>climi molto freddi perché acqua nei pori diventa ghiaccio. Ghiaccio maggior volume rispetto ad acqua, forma sforzi di trazione e dunque fessurazione.<text:line-break/></text:span><text:span text:style-name="T346">Riduzione pressione idraulica all’interno, l’acqua congelando all’interno viene spinta nei vuoti circostanti diminuendo la pressione locale. Pressione bassa, sforzi bassi, migliore resistenza alla fessurazione. Gli additivi riducono resistenza meccanica.</text:span><text:span text:style-name="T338"><text:line-break/></text:span><text:span text:style-name="T348">ACCELERANTI: aumentano la velocità di idratazione del cemento (silicati), sono dei cloruri e dunque poi c’è il loro problema (degrado del calcestruzzo). Consentono di aumentare velocità di idratazione per accelerare tempi di stagionatura.<text:line-break/>RITARDANTI: riducono velocità di idratazione del cemento.<text:line-break/><text:line-break/></text:span><text:span text:style-name="T89">TERMINOLOGIA</text:span><text:span text:style-name="T348">:<text:line-break/></text:span></text:p>
      <text:p text:style-name="P11">CALCESTRUZZO FRESCO<text:line-break/><text:span text:style-name="T28">Deve essere facile da produrre, trasportare, porre in opera, costipare e non deve segregare.<text:line-break/>Deve essere fluido, scorrevole (proprietà reologiche), capacità di coesione e compattabilità.<text:line-break/>All’inizio ha consistenza plastica in seguito con il procedere delle reazioni di idratazione indurisce.<text:line-break/></text:span><text:span text:style-name="T29">Andremo ad applicare uno scorrimento al fluido interposto tra i due piani.<text:line-break/>La viscosità [Pa s] ci dà un’indicazione della capacità di scorrimento di un fluido sotto l’azione di forze di taglio. La velocità di scorrimento di un <text:s/>fluido sarà tanto più grande quanto sarà più viscoso. Tau=eta*D. Per </text:span><text:span text:style-name="T79">fluidi </text:span><text:span text:style-name="T74">newtonian</text:span><text:span text:style-name="T75">o</text:span><text:span text:style-name="T29"> andamento lineare, più grande è la pendenza e più bassa è la viscosità. <text:line-break/></text:span><text:span text:style-name="T30">La viscosità del fluido newtoniano risulta indipendente dallo sforzo applicato però in alcuni casi invece può esserci una dipendenza, come nel caso dei fluidi</text:span><text:span text:style-name="T76"> dilatanti </text:span><text:span text:style-name="T30">(o espansivi). <text:line-break/>A bassi sforzi tangenziali abbiamo una bassa viscosità, </text:span><text:span text:style-name="T31">quando invece andiamo nella parte finale quindi alti sforzi (alta velocità) abbiamo alta viscosità. La viscosità quindi dipende dallo sforzo, nel newtoniano no.<text:line-break/>Fluido dilatante (es sospensione di sabbia in acqua</text:span><text:span text:style-name="T32">).<text:line-break/>Di contro abbiamo fluido </text:span><text:span text:style-name="T77">pseudoplastico</text:span><text:span text:style-name="T32"> (es. vernice): comportamento opposto al fluido dilatante. A basse sollecitazioni abbiamo alta viscosità mentre ad alte sollecitazioni abbiamo basse viscosità. </text:span><text:span text:style-name="T33">La viscosità dipende dallo sforzo.<text:line-break/>Ultimo comportamento dato dal fluido</text:span><text:span text:style-name="T78"> plastico di Bingham</text:span><text:span text:style-name="T33">, come quello del calcestruzzo, si basa su una proporzionalità tra velocità di scorrimento e sforzo. Per sforzi tau inferiori alla soglia di scorrimento io non ho scorrimento, al di sopra di questa soglia abbiamo un comportamento di tipo newtoniano (viscosità costante). C’è un transitorio nella zona di raccordo tra i due comportamenti. Comportamento caratterizzato dalla presenza di un valore soglia, al disopra della soglia ho viscosità plastica.</text:span><text:span text:style-name="T28"><text:line-break/></text:span><text:span text:style-name="T34">Tau=taub+ eta*D (taub è la soglia di Bingham)</text:span><text:span text:style-name="T28"><text:line-break/></text:span><text:span text:style-name="T35">Per il calcestruzzo: 200 &lt; tb &lt; 5000 [Pa]<text:line-break/><text:line-break/>LAVORABILITÀ:<text:line-break/></text:span><text:span text:style-name="T36">Più il fluido ha una viscosità bassa e più il ricoprimento di volume sarà migliore, le casseforme hanno all’interno delle gabbie di armatura, l’aderenza tra calcestruzzo e armatura deve essere ottima. Il calcestruzzo deve poter penetrare in tutti gli spazi, occupare volume all’interno del quale ci sono altri materiali (armature) che devono essere rivestite completamente. Il calcestruzzo deve poter scorrere facilment</text:span><text:span text:style-name="T37">e per poter coprire tutto lo spazio non occupato dalle armature. </text:span><text:span text:style-name="T36"><text:line-break/></text:span><text:span text:style-name="T37">Cemento Portland prodotto in impianto miscelazione, trasportato al sito di <text:s/>costruzione, viene gettato in casseri, compattato per eliminare bolle d’aria e infine inizia la stagionatura.<text:line-break/></text:span><text:span text:style-name="T38">La compattabilità serve ad evitare la presenza dei macro-vuoti d’aria; il calcestruzzo una volta vibrato riesce ad aderire meglio. Maggiore è lo </text:span><text:span text:style-name="T26">slump</text:span><text:span text:style-name="T38"> e maggiore il calcestruzzo è lavorabile.<text:line-break/></text:span><text:span text:style-name="T39">La lavorabilità può essere misurata tramite dei test, sono di tre tipi:<text:line-break/>1) Slump test </text:span><text:span text:style-name="T40">o abbassamento del cono di Abrams</text:span><text:span text:style-name="T39"><text:line-break/>2) Prova di spandimento<text:line-break/>3) Prova Vebe<text:line-break/></text:span><text:span text:style-name="T40">Test effettuati per catalogare il calcestruzzo e poi classificarla nella famiglia più adatta.<text:line-break/></text:span><text:soft-page-break/><text:span text:style-name="T40">(1) Prova che consiste nell’andare a inserire una miscela di calcestruzzo all’interno di un tronco di cono d’acciaio, </text:span><text:span text:style-name="T41">successivamente il cono verrà </text:span><text:span text:style-name="T42">sollevato e la miscela tenderà a collassarsi. Più collassa e più è fluida.<text:line-break/>Lo slump è l’altezza del cono (30 cm) – l’altezza dell’impasto del calcestruzzo collassato. <text:line-break/></text:span><text:span text:style-name="T43">Abbiamo</text:span><text:span text:style-name="T27"> 5 classi di consistenza</text:span><text:span text:style-name="T43">:<text:line-break/>S1 umida (1-4 cm), </text:span><text:span text:style-name="T44">S2</text:span><text:span text:style-name="T43"> plastica (5-9 cm), </text:span><text:span text:style-name="T44">S</text:span><text:span text:style-name="T43">3 semi-fluida (10-15 cm), </text:span><text:span text:style-name="T44">S4 </text:span><text:span text:style-name="T43">fluida (16-20 cm), </text:span><text:span text:style-name="T44">S5 </text:span><text:span text:style-name="T43">super-fluida (&gt;21 cm).<text:line-break/></text:span><text:span text:style-name="T45">(2) T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46">6 classi di consistenza in base al diametro, calcestruzzi poco fluidi tenderanno a non scorrere lungo la piastra e quindi diametri più piccoli. <text:line-break/>(3) Si utilizza il consistosimetro di Vebe, abbiamo una tavola a scosse che vibra sopra un cilindro in cui all’interno viene posto il cono di Abrams, riempiamo quest’ultimo e facciamo collassare la miscela, successivamente viene appoggiato un disco sulla miscela, poi viene vibrato, quando tutto il disco sarà coperto dal calcestruzzo il tempo viene interrotto. </text:span><text:span text:style-name="T47">Tanto più tempo sarà lungo e tanto minore sarà la fluidità dell’impasto. <text:line-break/><text:line-break/>Le aggiunte di acqua …<text:line-break/></text:span><text:span text:style-name="T48">Fattori che influenzano la lavorabilità: contenuto d’acqua, aggregato, fluidificanti o aeranti aumentano la lavorabilità, temperatura e tempo.<text:line-break/></text:span><text:span text:style-name="T49">All’aumentare del Dmax diminuisce la superficie e quindi diminuisce acqua per raggiungere una certa lavorabilità.<text:line-break/></text:span><text:span text:style-name="T50">REGOLE DI LYSE<text:line-break/>Consente di andare a valutare la quantità di acqua che occorre inserire per ottenere una certa lavorabilità a parità di Dmax </text:span><text:span text:style-name="T51">dell’aggregato</text:span><text:span text:style-name="T50">. </text:span><text:span text:style-name="T51">Regola che si può applicare con una buona approssimazione, consente di valutare la quantità di acqua. Più il Dmax è grosso e più acqua richiesta è minore, mentre per arrivare a impasti più fluidi ho bisogno di più acqua. <text:line-break/><text:line-break/></text:span><text:span text:style-name="T52">SEGREGAZIONE e BLEEDING:<text:line-break/></text:span><text:span text:style-name="T53">Eccessiva mobilità, se calcestruzzo ha consistenza troppo bassa possono verificare due fenomeni:<text:line-break/>Segregazione → separazione sul fondo degli aggregati più pesa</text:span><text:span text:style-name="T54">n</text:span><text:span text:style-name="T53">ti, </text:span><text:span text:style-name="T54">avremo zone più dense di aggregato (sotto), si verifica durante le operazioni di impasto.</text:span><text:span text:style-name="T53"><text:line-break/>Bleeding → </text:span><text:span text:style-name="T54">affioramento dell’acqua, superficie che risulta ricca di acqua, otteniamo materiale disomogeneo </text:span><text:span text:style-name="T55">e abbiamo una ripartizione all’interno della casseforme con rapporti a/c diversi.<text:line-break/>Rimedi: non eccedere nel quantitativo di acqua (per questo si usano i fluidificanti), corretto assortimento granulometrico. <text:line-break/><text:line-break/></text:span><text:span text:style-name="T56">09/03/2021<text:line-break/>STAGIONATURA<text:line-break/>Insieme delle procedure di controllo dell’umidità e della temperatura del calcestruzzo dopo il getto.<text:line-break/>Deve avvenire in modo corretto affinché le reazioni d’idratazione avvengano nei 28 giorni tipici. Diminuisce la porosità capillare e promuove lo sviluppo della Rc della durabilità. <text:line-break/>I metodi di stagionatura prevedono tutti l’assicurarsi che ci sia sempre acqua, per esempio si copre il getto con teli di plastica in modo tale da avere un ambiente molto umido altrimenti si può innaffiare il getto.<text:line-break/><text:line-break/></text:span><text:span text:style-name="T349">CALCESTRUZZO ALLO STATO INDURITO </text:span><text:span text:style-name="T57"><text:line-break/></text:span><text:span text:style-name="T58">Resistenza meccanica buona a compressione ma scarsa a trazione e flessione in quanto presenta dei pori. <text:line-break/></text:span><text:span text:style-name="T59">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60">La zona di transizione è quella parte di pasta cementizia a contatto con gli aggregati più grossolani, la resistenza meccanica dipende fortemente da questa zona perché è un confine tra due materiali differenti con proprietà diverse. <text:line-break/>Fattori principali: <text:line-break/>- porosità della zona di transizione<text:line-break/>- rapporto a/c stagionatura<text:line-break/></text:span><text:soft-page-break/><text:span text:style-name="T60">- tipo di cemento<text:line-break/>- compattazione<text:line-break/>- aggregati <text:line-break/>- additivi<text:line-break/>Obiettivo è avere un calcestruzzo con proprietà meccaniche buone e quindi minimizzare le porosità </text:span><text:span text:style-name="T61">(aria intrappolata per cattiva compattazione, aria inglobata per effetto di additivi aeranti e la porosità capillare, quelli del gel non ci interessa in quanto molto piccoli).<text:line-break/><text:line-break/>Zona di transizione<text:line-break/>Zona più porosa con delle mini cricche perché ci sono comportamenti diversi tra aggregati grossi e la pasta cementizia, l’effetto della zona di transizione si vede bene nella curva sforzo – deformazione.<text:line-break/></text:span><text:span text:style-name="T62">Se andiamo a confrontare le curve dei singoli costituenti del calcestruzzo vediamo comportamenti diversi: il comportamento degli inerti (aggregati) </text:span><text:span text:style-name="T64">e </text:span><text:span text:style-name="T62">della pasta di cemento</text:span><text:span text:style-name="T64"> è </text:span><text:span text:style-name="T63">lineare mentre quella del calcestruzzo è all’inizio lineare e poi d</text:span><text:span text:style-name="T64">opo ho </text:span><text:span text:style-name="T63">uno scostamento dalla linearità perché abbiamo proprio l’intervento della zona di transizione, </text:span><text:span text:style-name="T64">qui</text:span><text:span text:style-name="T63"> intervengono fenomeni di fessurazione. </text:span><text:span text:style-name="T64">Gli aggregati non sono il punto debole del materiale ma lo è la zona di transizione. </text:span><text:span text:style-name="T63">La zona di transizione ha sempre maggiore porosità.<text:line-break/><text:line-break/></text:span><text:span text:style-name="T64">Rapporto a/c e compattazione<text:line-break/>Il fattore principale che definisce la porosità è il rapporto a/c. C’è la legge di Abrams che ci dà la resistenza meccanica.<text:line-break/></text:span><text:span text:style-name="T65">All’aumentare dell’a/c ho minore resistenza meccanica </text:span><text:span text:style-name="T66">ma s</text:span><text:span text:style-name="T65">e abbassiamo solo a/c abbiamo impatto negativo sulla compattazione e sullo scorrimento del fluido. </text:span><text:span text:style-name="T66">Curve tratteggiate si riferiscono a tre modi diversi per compattare il calcestruzzo (vibrazione forte, leggera e compattazione manuale), ma anche se facciamo una buona compattazione abbiamo sempre un a/c al di sotto del quale il calcestruzzo perde resistenza. </text:span><text:span text:style-name="T68">K1 e K2 dipendono dal tipo di cemento, tempo di stagionatura e temperatura <text:s/>di stagionatura.</text:span><text:span text:style-name="T66"><text:line-break/></text:span><text:span text:style-name="T67">A parità di a/c abbiamo comportamenti diversi, quello con l’additivo da un lato mi dà maggiore durabilità e dall’altro mi penalizza la resistenza meccanica. Con l’additivo aerante devo considerare il delta di abbassamento della resistenza meccanica. <text:line-break/><text:line-break/>Stagionatura: una stagionatura adeguata consente di ottenere un calcestruzzo con buone resistenza meccanica e quindi le reazioni di idratazione devono essere state fatte bene. <text:line-break/></text:span><text:span text:style-name="T65"><text:line-break/></text:span><text:span text:style-name="T69">PROVA DI COMPRESSIONE<text:line-break/>La resistenza a compressione del calcestruzzo è determinata su provini cilindrici o cubici, il risultato della prova dipende dal tipo di provino che è stato utilizzato.</text:span><text:span text:style-name="T65"><text:line-break/></text:span><text:span text:style-name="T70">Ho due piastre e all’interno inserisco il mio provino e lo comprimo, per quanto riguarda i cubi di solito hanno lato 15 cm mente il cilindro 15 cm ma altezza 30 cm. Applico un carico </text:span><text:span text:style-name="T71">(P) </text:span><text:span text:style-name="T70">e il provino inizia a comprimere, l’effetto Poisson si verifica e quindi il provino inizia a spanciarsi, intervengo delle forze d’attrito </text:span><text:span text:style-name="T71">(F) </text:span><text:span text:style-name="T70">tra il provino e le piastre, queste forze d’attrito tendono a tirare nella zona centrale e iniziano a sorgere delle cricche. <text:line-break/></text:span><text:span text:style-name="T71">La resistenza sul cubo (Rc) è 1.25 maggiore della resistenza sul cilindro (fc) perché l’effetto delle forze d’attrito è minore sul cilindro che sul cubo. </text:span><text:span text:style-name="T72">A valle della prova si ha una rottura a cl</text:span><text:span text:style-name="T73">essidra. </text:span></text:p>
      <text:p text:style-name="P25"><text:span text:style-name="T136">Il comportamento è controllato dalle micro-cricche presenti nella zona di transizione già prima di sollecitare il materiale, ho prima un andamento lineare e comportamento elastico,tra il 30-70 % ho una crescita delle micro-cricche e alla fine ho una propagazione della cricca fino a rottura. </text:span><text:span text:style-name="T137"><text:line-break/></text:span><text:span text:style-name="T136">Rc = carico massimo/ sezione resistente <text:line-break/>Se faccio n prove ottengo risultati diversi → approccio statistico <text:line-break/></text:span><text:span text:style-name="T138">Scarto quadratico medio se piccolo ho distribuzione ben centrata su un valore medio (Rcm).<text:line-break/></text:span><text:span text:style-name="T139">Dispersione bassa → impianto standard e ripetibile nella sua produzione<text:line-break/>Noi vorremo andare a resistenza meccanica grande ma non dobbiamo trascurare la dispersione dei dati. <text:line-break/>Il valore che viene utilizzato è la </text:span><text:span text:style-name="T172">resistenza caratteristica </text:span><text:span text:style-name="T173">(Rck o fck)</text:span><text:span text:style-name="T174">,</text:span><text:span text:style-name="T175"> </text:span><text:span text:style-name="T174">parametro che mi da la classe di resistenza del calcestruzzo che tiene conto sia del valore medio </text:span><text:span text:style-name="T176">c</text:span><text:span text:style-name="T174">he della dispersione. </text:span><text:span text:style-name="T176">Indica la resistenza al di sotto del quale cade il 5% di provini (il 95% delle prove stanno di sopra). </text:span><text:span text:style-name="T177">L’Rck dipende da quanto la curva è spanciata.</text:span><text:span text:style-name="T176"><text:line-break/></text:span><text:span text:style-name="T177">Rck=Rcm – k*s <text:s text:c="5"/>k=1,64 <text:line-break/></text:span><text:soft-page-break/><text:span text:style-name="T177">A pari Rcm maggiore è lo scarto quadratico e minore è la resistenza caratteristica.<text:line-break/>Sono previsti 2 tipi di controlli di accettazione del calcestruzzo: controllo di tipo A e di tipo B.<text:line-break/></text:span><text:span text:style-name="T178">Tipo A) Verificare con almeno 3 prelievi con un massimo di 100 m</text:span><text:span text:style-name="T295">3</text:span><text:span text:style-name="T235"> di getto che Rcm e Rc,min rispettino le disequazioni. <text:line-break/>Tipo B) Almeno 15 provini, volumi grossi (1500 m</text:span><text:span text:style-name="T295">3</text:span><text:span text:style-name="T235">) e controllo sempre che le disequazioni siano verificate.</text:span><text:span text:style-name="T136"><text:line-break/></text:span><text:span text:style-name="T140">Classi di resistenza: </text:span><text:span text:style-name="T179">primo numero per cilindro e secondo per cubo.</text:span><text:span text:style-name="T140"> </text:span><text:span text:style-name="T136"><text:line-break/><text:line-break/></text:span><text:span text:style-name="T141">RESISTENZA A TRAZIONE<text:line-break/>Viene determinata attraverso delle prove indirette perché il materiale è fragile. <text:line-break/></text:span><text:span text:style-name="T142">Prova di flessione con cui calcolo il modulo di rottura ossia i massimo valore degli sforzi di trazione sulle fibre tese.<text:line-break/>Prova brasiliana (splitting), si realizza con provini cilindrici e anche qui otteniamo un modulo a trazione.<text:line-break/><text:line-break/></text:span><text:span text:style-name="T181">CALCESTRUZZO ARMATO</text:span><text:span text:style-name="T143"><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 calcestruzzo ha pH alcalino e quindi il ferro non corrode; è in condizione di passività → si forma sulla super dell’acciaio una pellicola (film di passività) di una frazione di un nanometro in grado di proteggere il materiale dalla corrosione.<text:line-break/></text:span><text:span text:style-name="T144"><text:line-break/>PRECOMPRESSO: aumentiamo la resistenza a trazione del calcestruzzo, andiamo a indurre uno stato di precompressione affinché lo sforzo che applico nuovamente, prima di trasferirsi alla struttura, deve annullare 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text:s/>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42"><text:line-break/></text:span><text:span text:style-name="T145"><text:line-break/></text:span><text:span text:style-name="T146">15/03/2021<text:line-break/>RITIRO E DEFORMAZIONI DEL CALCESTRUZZO<text:line-break/><text:line-break/></text:span><text:span text:style-name="T147">Deformazioni causate <text:s/>o da carichi esterni, di tipo elastico e viscoso, </text:span><text:span text:style-name="T148">oppure provocate da fenomeni di ritiro di tipo plastico e igrometrico e infine abbiamo deformazioni dovute a variazioni termiche.<text:line-break/></text:span><text:span text:style-name="T149">Il ritiro di per sé non porta a fessurazione, lo fa solo se il ritiro stesso è ostacolato perché insorgono sforzi, se questi sforzi &gt; alla resistenza del calcestruzzo abbiamo fessurazione. Il ritiro è associato alla perdita di acqua, cosa che abbiamo in superficie.<text:line-break/><text:line-break/></text:span><text:span text:style-name="T150">Abbiamo inizialmente un comportamento elastico fino al 30% del carico di rottura dopodiché abbiamo uno scostamento dalla linearità a causa della zona di transizione. <text:line-break/>Possiamo definire un modulo elastico di tipo tangente, a basse deformazioni, oppure secante.<text:line-break/><text:line-break/></text:span><text:span text:style-name="T151">Il ritiro è una variazione del volume della pasta cementizia a causa di variazioni di umidità relativa di varia origine (termica, UR ambiente, idratazione). Il ritiro è dunque è soggetto ad una variazione di UR.<text:line-break/>UR=(p/po)*100, UR dipende da T perché al variare di T varia p. <text:line-break/>Qualora il calcestruzzo contenente acqua fosse a contatto con un ambiente esterno non saturo si va incontro ad un essiccamento del calcestruzzo. L’acqua contenuta nel calcestruzzo se l’ambiente è saturo non evapora, qualora invece ambiente <text:s/>con UR&lt;100% <text:s/>si avrà il fenomeno di ritiro.<text:line-break/>Se ambiente non è proprio al 100% ma di qualche percentuale più bassa il ritiro è limitato. Il fenomeno di ritiro dunque diventa importante per UR&lt;95%.<text:line-break/></text:span><text:soft-page-break/><text:span text:style-name="T151">CONSEGUENZE:<text:line-break/>1) Vulnerabilità delle armature metalliche alla corrosione; </text:span><text:span text:style-name="T152">se il ritiro avviene durante idratazione, copri-ferro perde acqua, elevata porosità capillare, elev</text:span><text:span text:style-name="T153">a</text:span><text:span text:style-name="T152">ta frazione del vuoto, minor resistenza. </text:span><text:span text:style-name="T153">Più è poroso il copri-ferro e più le sostanze agenti hanno possibilità di entrare </text:span><text:span text:style-name="T151"><text:line-break/></text:span><text:span text:style-name="T152">2) Minore resistenza meccanica della struttura<text:line-break/>3) Ritiro plastico del calcestruzzo fresco<text:line-break/>4) Ritiro igrometrico del calcestruzzo indurito</text:span></text:p>
      <text:p text:style-name="P26"><text:span text:style-name="T153">RITIRO PLASTICO<text:line-break/>Avviene nelle prime ore dopo il getto, è dovuto alla perdita di concentrazione dell’acqua. Se perdo 1 kg/(m^2 ora) ho rischio di fessurazione.<text:line-break/></text:span><text:span text:style-name="T154">Il ritiro provoca degli sforzi, sforzi che sono sostanzialmente interni, la parte esterna è soggetta a evaporazione e dunque a contrazione. Parte superiore vuole contrarsi, quella sotto rimane invariata e quindi si oppone, è un ostacolo alla contrazione libera. </text:span><text:span text:style-name="T155">Insorgono dunque sforzi di trazione superficiali perché <text:s/>la superficie è impedita dalla parte sottostante. Sforzi = sigma p. Se Rt&lt; sigmap ho fessurazione.<text:line-break/>Essendo allo stato plastico ho sforzi piccoli, non ho un materiale indurito, è piccola anche la resistenza alla trazione. <text:line-break/>Abbiamo cavillature ossia fessurazione nel campo plastico.<text:line-break/>Per EVITARE il ritiro plastico dobbiamo: <text:line-break/>1) Evitare forti evaporazioni in presenza di climi asciutti e ventosi<text:line-break/>2) <text:line-break/><text:line-break/></text:span><text:span text:style-name="T156">RITIRO IGROMETRICO<text:line-break/>Avviene quando il calcestruzzo è indurito</text:span><text:span text:style-name="T152"><text:line-break/></text:span><text:span text:style-name="T157">Un parametro importante del ritiro è la presenza di aggregati e il rapporto a/c.<text:line-break/></text:span><text:span text:style-name="T158">Il ritiro igrometrico se impedito porta a sforzi di trazione.<text:line-break/></text:span><text:span text:style-name="T159">Nel momento in cui il materiale è immerso si nota una leggera espansione.<text:line-break/></text:span><text:span text:style-name="T160">Quando invece <text:s/>ho contatto con UR&lt;95% ho una deformazione a causa dell’evaporazione dell’acqua. <text:line-break/>Parte del ritiro è irreversibile.<text:line-break/></text:span><text:span text:style-name="T161">Calcolo del ritiro igrometrico:<text:line-break/></text:span><text:span text:style-name="T162">S= Ritiro, utilizzo fattori correttivi nell’equazione. Moltiplico un ritiro standard (che valuto in operazioni controllate) per cinque fattori che tengono conto di quel che influenza il ritiro </text:span><text:span text:style-name="T163">nel campo, potrei avere sia fenomeni conservativi che non. </text:span><text:span text:style-name="T164">I fattori correttivi considerano: tempo, UR, spessore fittizio, %armature, E dell’inerte.<text:line-break/></text:span><text:span text:style-name="T165">h=rapporto tra sup di base/semiperimetro dell’area; h tiene conto della dimensione del provino.<text:line-break/></text:span><text:span text:style-name="T166">All’aumentare della quantità di inerte diminuisce il ritiro. </text:span><text:span text:style-name="T167">All’aumentare di h diminuisce lo spessore fittizio.<text:line-break/></text:span><text:span text:style-name="T168">Più alta è la rigidità dell’aggregato e più basso sarà f5.<text:line-break/><text:line-break/></text:span><text:span text:style-name="T169">RITIRO TERMICO<text:line-break/></text:span><text:span text:style-name="T170">Dovuto a variazioni di T<text:line-break/>Coefficiente di idratazione <text:line-break/>Le reaz di idratazione sono esotermich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21</meta:editing-cycles>
    <meta:creation-date>2021-02-24T15:49:00</meta:creation-date>
    <dc:date>2021-03-15T10:49:26.522000000</dc:date>
    <meta:editing-duration>PT46M18S</meta:editing-duration>
    <meta:generator>LibreOffice/7.1.0.3$Windows_x86 LibreOffice_project/f6099ecf3d29644b5008cc8f48f42f4a40986e4c</meta:generator>
    <meta:document-statistic meta:table-count="1" meta:image-count="0" meta:object-count="0" meta:page-count="18" meta:paragraph-count="48" meta:word-count="10776" meta:character-count="71214" meta:non-whitespace-character-count="60258"/>
    <meta:user-defined meta:name="AppVersion">16.0000</meta:user-defined>
    <meta:user-defined meta:name="ContentTypeId">0x01010055B2EFFB6627544BB8BDFEE5B2F7B822</meta:user-defined>
    <meta:template xlink:type="simple" xlink:actuate="onRequest" xlink:title="Normal.dotm" xlink:href=""/>
  </office:meta>
</office:document-meta>
</file>